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53995.397" calcext:value-type="float">
            <text:p><text:s/>53,995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3995.397" calcext:value-type="float">
            <text:p><text:s/>53,995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4414236.985" calcext:value-type="float">
            <text:p><text:s/>24,414,237 <text:s/></text:p>
          </table:table-cell>
          <table:table-cell table:style-name="ce42" office:value-type="float" office:value="3767541.324" calcext:value-type="float">
            <text:p><text:s/>3,767,541 <text:s/></text:p>
          </table:table-cell>
          <table:table-cell table:style-name="ce42" office:value-type="float" office:value="17558333.891" calcext:value-type="float">
            <text:p><text:s/>17,558,334 <text:s/></text:p>
          </table:table-cell>
          <table:table-cell table:style-name="ce42" office:value-type="float" office:value="30818.26" calcext:value-type="float">
            <text:p><text:s/>30,818 <text:s/></text:p>
          </table:table-cell>
          <table:table-cell table:style-name="ce42" office:value-type="float" office:value="2907610.51" calcext:value-type="float">
            <text:p><text:s/>2,907,6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933" calcext:value-type="float">
            <text:p><text:s/>149,9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324.4" calcext:value-type="float">
            <text:p><text:s/>1,3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24.4" calcext:value-type="float">
            <text:p><text:s/>1,3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124422.35493442" calcext:value-type="float">
            <text:p><text:s/>1,124,422 <text:s/></text:p>
          </table:table-cell>
          <table:table-cell table:style-name="ce42" office:value-type="float" office:value="93820.438" calcext:value-type="float">
            <text:p><text:s/>93,820 <text:s/></text:p>
          </table:table-cell>
          <table:table-cell table:style-name="ce42" office:value-type="float" office:value="886403.856407707" calcext:value-type="float">
            <text:p><text:s/>886,4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602.960526708" calcext:value-type="float">
            <text:p><text:s/>152,60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8404.9" calcext:value-type="float">
            <text:p><text:s/>-8,40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3342485.6270656" calcext:value-type="float">
            <text:p><text:s/>23,342,486 <text:s/></text:p>
          </table:table-cell>
          <table:table-cell table:style-name="ce43" office:value-type="float" office:value="3673720.886" calcext:value-type="float">
            <text:p><text:s/>3,673,721 <text:s/></text:p>
          </table:table-cell>
          <table:table-cell table:style-name="ce43" office:value-type="float" office:value="16725925.4315923" calcext:value-type="float">
            <text:p><text:s/>16,725,925 <text:s/></text:p>
          </table:table-cell>
          <table:table-cell table:style-name="ce43" office:value-type="float" office:value="30818.26" calcext:value-type="float">
            <text:p><text:s/>30,818 <text:s/></text:p>
          </table:table-cell>
          <table:table-cell table:style-name="ce43" office:value-type="float" office:value="2755007.54947329" calcext:value-type="float">
            <text:p><text:s/>2,755,00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57013.5" calcext:value-type="float">
            <text:p><text:s/>157,01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570995.83772" calcext:value-type="float">
            <text:p><text:s/>570,996 <text:s/></text:p>
          </table:table-cell>
          <table:table-cell table:style-name="ce43" office:value-type="float" office:value="428138.554" calcext:value-type="float">
            <text:p><text:s/>428,139 <text:s/></text:p>
          </table:table-cell>
          <table:table-cell table:style-name="ce43" office:value-type="float" office:value="166537.605" calcext:value-type="float">
            <text:p><text:s/>166,53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23680.32128" calcext:value-type="float">
            <text:p><text:s/>-23,68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2274678.9564486" calcext:value-type="float">
            <text:p><text:s/>22,274,679 <text:s/></text:p>
          </table:table-cell>
          <table:table-cell table:style-name="ce42" office:value-type="float" office:value="3245582.332" calcext:value-type="float">
            <text:p><text:s/>3,245,582 <text:s/></text:p>
          </table:table-cell>
          <table:table-cell table:style-name="ce42" office:value-type="float" office:value="13260638.9566954" calcext:value-type="float">
            <text:p><text:s/>13,260,6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55007.54947329" calcext:value-type="float">
            <text:p><text:s/>2,755,0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33570.78128" calcext:value-type="float">
            <text:p><text:s/>2,533,5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827675.912" calcext:value-type="float">
            <text:p><text:s/>3,827,676 <text:s/></text:p>
          </table:table-cell>
          <table:table-cell table:style-name="ce42" office:value-type="float" office:value="3245582.332" calcext:value-type="float">
            <text:p><text:s/>3,245,582 <text:s/></text:p>
          </table:table-cell>
          <table:table-cell table:style-name="ce42" office:value-type="float" office:value="582093.58" calcext:value-type="float">
            <text:p><text:s/>582,0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156613.33942" calcext:value-type="float">
            <text:p><text:s/>3,156,6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3042.55814" calcext:value-type="float">
            <text:p><text:s/>623,0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33570.78128" calcext:value-type="float">
            <text:p><text:s/>2,533,5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416098.4300656" calcext:value-type="float">
            <text:p><text:s/>12,416,0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61090.88059229" calcext:value-type="float">
            <text:p><text:s/>9,661,0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55007.54947329" calcext:value-type="float">
            <text:p><text:s/>2,755,0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01884.384" calcext:value-type="float">
            <text:p><text:s/>101,8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884.384" calcext:value-type="float">
            <text:p><text:s/>101,8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772406.89096306" calcext:value-type="float">
            <text:p><text:s/>2,772,40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292527.55396306" calcext:value-type="float">
            <text:p><text:s/>2,292,52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881411.4678" calcext:value-type="float">
            <text:p><text:s/>4,881,4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07276.4" calcext:value-type="float">
            <text:p><text:s/>2,907,2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881411.4678" calcext:value-type="float">
            <text:p><text:s/>4,881,4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07276.4" calcext:value-type="float">
            <text:p><text:s/>2,907,2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75873.6671" calcext:value-type="float">
            <text:p><text:s/>775,87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81964.7517" calcext:value-type="float">
            <text:p><text:s/>381,96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93908.9154" calcext:value-type="float">
            <text:p><text:s/>393,90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3591.40378" calcext:value-type="float">
            <text:p><text:s/>23,59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034.22128" calcext:value-type="float">
            <text:p><text:s/>2,03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578757.22981694" calcext:value-type="float">
            <text:p><text:s/>4,578,75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298748.86989694" calcext:value-type="float">
            <text:p><text:s/>3,298,749 <text:s/></text:p>
          </table:table-cell>
          <table:table-cell table:style-name="ce44" office:value-type="float" office:value="30818.26" calcext:value-type="float">
            <text:p><text:s/>30,81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52365.21872" calcext:value-type="float">
            <text:p><text:s/>552,36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376798.76981694" calcext:value-type="float">
            <text:p><text:s/>4,376,79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298748.86989694" calcext:value-type="float">
            <text:p><text:s/>3,298,74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81225.01872" calcext:value-type="float">
            <text:p><text:s/>381,22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375984.18281694" calcext:value-type="float">
            <text:p><text:s/>4,375,9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97934.28289694" calcext:value-type="float">
            <text:p><text:s/>3,297,9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1225.01872" calcext:value-type="float">
            <text:p><text:s/>381,2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9554.9940968192" calcext:value-type="float">
            <text:p><text:s/>59,5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554.9940968192" calcext:value-type="float">
            <text:p><text:s/>59,5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41290.358993378" calcext:value-type="float">
            <text:p><text:s/>341,2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1290.358993378" calcext:value-type="float">
            <text:p><text:s/>341,2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492535.83702033" calcext:value-type="float">
            <text:p><text:s/>1,492,5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2535.83702033" calcext:value-type="float">
            <text:p><text:s/>1,492,5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33179.657878854" calcext:value-type="float">
            <text:p><text:s/>833,1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3179.657878854" calcext:value-type="float">
            <text:p><text:s/>833,1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8713.632" calcext:value-type="float">
            <text:p>( 18,71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8713.632" calcext:value-type="float">
            <text:p>( 18,71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814466.025878854" calcext:value-type="float">
            <text:p>( 814,466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14466.025878854" calcext:value-type="float">
            <text:p>( 814,46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55386.928742416" calcext:value-type="float">
            <text:p><text:s/>355,3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5386.928742416" calcext:value-type="float">
            <text:p><text:s/>355,3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03969.250399064" calcext:value-type="float">
            <text:p><text:s/>303,9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3969.250399064" calcext:value-type="float">
            <text:p><text:s/>303,9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384042.118" calcext:value-type="float">
            <text:p><text:s/>1,384,0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4042.118" calcext:value-type="float">
            <text:p><text:s/>1,384,0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74629.917" calcext:value-type="float">
            <text:p><text:s/>1,374,6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4629.917" calcext:value-type="float">
            <text:p><text:s/>1,374,6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9412.201" calcext:value-type="float">
            <text:p><text:s/>9,4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412.201" calcext:value-type="float">
            <text:p><text:s/>9,4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078049.89992" calcext:value-type="float">
            <text:p><text:s/>1,078,0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81225.01872" calcext:value-type="float">
            <text:p><text:s/>381,2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078049.89992" calcext:value-type="float">
            <text:p><text:s/>1,078,0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81225.01872" calcext:value-type="float">
            <text:p><text:s/>381,2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0510.9747864096" calcext:value-type="float">
            <text:p><text:s/>20,5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510.9747864096" calcext:value-type="float">
            <text:p><text:s/>20,5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814.587" calcext:value-type="float">
            <text:p><text:s/>8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4.587" calcext:value-type="float">
            <text:p><text:s/>8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14.587" calcext:value-type="float">
            <text:p><text:s/>81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14.587" calcext:value-type="float">
            <text:p><text:s/>81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01958.46" calcext:value-type="float">
            <text:p><text:s/>201,9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818.26" calcext:value-type="float">
            <text:p><text:s/>30,8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140.2" calcext:value-type="float">
            <text:p><text:s/>171,1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01958.46" calcext:value-type="float">
            <text:p><text:s/>201,9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818.26" calcext:value-type="float">
            <text:p><text:s/>30,8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140.2" calcext:value-type="float">
            <text:p><text:s/>171,1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73830888.123588" calcext:value-type="float">
            <text:p><text:s/>73,830,8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921879.6573919" calcext:value-type="float">
            <text:p><text:s/>57,921,8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09008.4661961" calcext:value-type="float">
            <text:p><text:s/>15,909,0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9110688.5" calcext:value-type="float">
            <text:p><text:s/>59,110,6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079206.0338039" calcext:value-type="float">
            <text:p><text:s/>46,079,2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31482.4661961" calcext:value-type="float">
            <text:p><text:s/>13,031,4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78125.484919" calcext:value-type="float">
            <text:p><text:s/>278,1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8125.484919" calcext:value-type="float">
            <text:p><text:s/>278,1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4442074.138669" calcext:value-type="float">
            <text:p><text:s/>14,442,0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64548.138669" calcext:value-type="float">
            <text:p><text:s/>11,564,5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7526" calcext:value-type="float">
            <text:p><text:s/>2,877,5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42395.4" calcext:value-type="float">
            <text:p><text:s/>42,395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127641.5913652" calcext:value-type="float">
            <text:p><text:s/>44,127,642 <text:s/></text:p>
          </table:table-cell>
          <table:table-cell table:style-name="ce42" office:value-type="float" office:value="36408704.4" calcext:value-type="float">
            <text:p><text:s/>36,408,7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6526.531326" calcext:value-type="float">
            <text:p><text:s/>1,056,5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65216.87513289" calcext:value-type="float">
            <text:p><text:s/>2,265,2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850.898667" calcext:value-type="float">
            <text:p><text:s/>78,8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55933.32" calcext:value-type="float">
            <text:p><text:s/>3,955,9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1968.8" calcext:value-type="float">
            <text:p><text:s/>1,681,9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586128.766816" calcext:value-type="float">
            <text:p><text:s/>-586,129 <text:s/></text:p>
          </table:table-cell>
          <table:table-cell table:style-name="ce42" office:value-type="float" office:value="-540466.2" calcext:value-type="float">
            <text:p><text:s/>-540,4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49.550784" calcext:value-type="float">
            <text:p><text:s/>17,0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6853046.7630483" calcext:value-type="float">
            <text:p><text:s/>36,853,047 <text:s/></text:p>
          </table:table-cell>
          <table:table-cell table:style-name="ce43" office:value-type="float" office:value="36991566" calcext:value-type="float">
            <text:p><text:s/>36,991,56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60626.081875" calcext:value-type="float">
            <text:p><text:s/>960,6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37635.403191" calcext:value-type="float">
            <text:p><text:s/>2,837,6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58.343191" calcext:value-type="float">
            <text:p><text:s/>6,55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0052.6" calcext:value-type="float">
            <text:p><text:s/>110,053 <text:s/></text:p>
          </table:table-cell>
          <table:table-cell table:style-name="ce42" office:value-type="float" office:value="304654.707" calcext:value-type="float">
            <text:p><text:s/>304,655 <text:s/></text:p>
          </table:table-cell>
          <table:table-cell table:style-name="ce42" office:value-type="float" office:value="65172.03" calcext:value-type="float">
            <text:p><text:s/>65,172 <text:s/></text:p>
          </table:table-cell>
          <table:table-cell table:style-name="ce42" office:value-type="float" office:value="43783102.0178341" calcext:value-type="float">
            <text:p><text:s/>43,783,102 <text:s/></text:p>
          </table:table-cell>
          <table:table-cell table:style-name="ce42" office:value-type="float" office:value="36991566" calcext:value-type="float">
            <text:p><text:s/>36,991,5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991566" calcext:value-type="float">
            <text:p><text:s/>36,991,5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71031.04" calcext:value-type="float">
            <text:p><text:s/>5,971,0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89.28" calcext:value-type="float">
            <text:p><text:s/>3,6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0052.6" calcext:value-type="float">
            <text:p><text:s/>110,053 <text:s/></text:p>
          </table:table-cell>
          <table:table-cell table:style-name="ce43" office:value-type="float" office:value="304654.707" calcext:value-type="float">
            <text:p><text:s/>304,655 <text:s/></text:p>
          </table:table-cell>
          <table:table-cell table:style-name="ce43" office:value-type="float" office:value="65172.03" calcext:value-type="float">
            <text:p><text:s/>65,172 <text:s/></text:p>
          </table:table-cell>
          <table:table-cell table:style-name="ce43" office:value-type="float" office:value="816815.697834082" calcext:value-type="float">
            <text:p><text:s/>816,81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08902.36" calcext:value-type="float">
            <text:p><text:s/>808,902 <text:s/></text:p>
          </table:table-cell>
          <table:table-cell table:style-name="ce42" office:value-type="float" office:value="1014577.851" calcext:value-type="float">
            <text:p><text:s/>1,014,578 <text:s/></text:p>
          </table:table-cell>
          <table:table-cell table:style-name="ce42" office:value-type="float" office:value="150654.8568" calcext:value-type="float">
            <text:p><text:s/>150,655 <text:s/></text:p>
          </table:table-cell>
          <table:table-cell table:style-name="ce42" office:value-type="float" office:value="39901188.450586" calcext:value-type="float">
            <text:p><text:s/>39,901,1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5666" calcext:value-type="float">
            <text:p><text:s/>1,305,666 <text:s/></text:p>
          </table:table-cell>
          <table:table-cell table:style-name="ce42" office:value-type="float" office:value="957397.481586" calcext:value-type="float">
            <text:p><text:s/>957,39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08902.36" calcext:value-type="float">
            <text:p><text:s/>808,902 <text:s/></text:p>
          </table:table-cell>
          <table:table-cell table:style-name="ce42" office:value-type="float" office:value="1014577.851" calcext:value-type="float">
            <text:p><text:s/>1,014,578 <text:s/></text:p>
          </table:table-cell>
          <table:table-cell table:style-name="ce42" office:value-type="float" office:value="150654.8568" calcext:value-type="float">
            <text:p><text:s/>150,655 <text:s/></text:p>
          </table:table-cell>
          <table:table-cell table:style-name="ce42" office:value-type="float" office:value="38488435.7583412" calcext:value-type="float">
            <text:p><text:s/>38,488,4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5666" calcext:value-type="float">
            <text:p><text:s/>1,305,666 <text:s/></text:p>
          </table:table-cell>
          <table:table-cell table:style-name="ce42" office:value-type="float" office:value="916997.7881412" calcext:value-type="float">
            <text:p><text:s/>916,99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12752.6922448" calcext:value-type="float">
            <text:p><text:s/>1,412,75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0399.6934448" calcext:value-type="float">
            <text:p><text:s/>40,40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45324.52" calcext:value-type="float">
            <text:p><text:s/>245,325 <text:s/></text:p>
          </table:table-cell>
          <table:table-cell table:style-name="ce42" office:value-type="float" office:value="489529.2696" calcext:value-type="float">
            <text:p><text:s/>489,529 <text:s/></text:p>
          </table:table-cell>
          <table:table-cell table:style-name="ce42" office:value-type="float" office:value="41019.8775" calcext:value-type="float">
            <text:p><text:s/>41,020 <text:s/></text:p>
          </table:table-cell>
          <table:table-cell table:style-name="ce42" office:value-type="float" office:value="2004012.10316768" calcext:value-type="float">
            <text:p><text:s/>2,004,0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5666" calcext:value-type="float">
            <text:p><text:s/>1,305,666 <text:s/></text:p>
          </table:table-cell>
          <table:table-cell table:style-name="ce42" office:value-type="float" office:value="16087.662891" calcext:value-type="float">
            <text:p><text:s/>16,08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0.64" calcext:value-type="float">
            <text:p><text:s/>8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48167.6" calcext:value-type="float">
            <text:p><text:s/>148,168 <text:s/></text:p>
          </table:table-cell>
          <table:table-cell table:style-name="ce42" office:value-type="float" office:value="192777.2742" calcext:value-type="float">
            <text:p><text:s/>192,777 <text:s/></text:p>
          </table:table-cell>
          <table:table-cell table:style-name="ce42" office:value-type="float" office:value="41019.8775" calcext:value-type="float">
            <text:p><text:s/>41,020 <text:s/></text:p>
          </table:table-cell>
          <table:table-cell table:style-name="ce42" office:value-type="float" office:value="68331.147816" calcext:value-type="float">
            <text:p><text:s/>68,3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6.347816" calcext:value-type="float">
            <text:p><text:s/>3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97156.92" calcext:value-type="float">
            <text:p><text:s/>97,157 <text:s/></text:p>
          </table:table-cell>
          <table:table-cell table:style-name="ce42" office:value-type="float" office:value="296751.9954" calcext:value-type="float">
            <text:p><text:s/>296,7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4.222927" calcext:value-type="float">
            <text:p><text:s/>1,4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34.222927" calcext:value-type="float">
            <text:p><text:s/>1,4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31759.14254368" calcext:value-type="float">
            <text:p><text:s/>1,931,75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5666" calcext:value-type="float">
            <text:p><text:s/>1,305,666 <text:s/></text:p>
          </table:table-cell>
          <table:table-cell table:style-name="ce42" office:value-type="float" office:value="12748.782267" calcext:value-type="float">
            <text:p><text:s/>12,7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.64" calcext:value-type="float">
            <text:p><text:s/>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28.309881" calcext:value-type="float">
            <text:p><text:s/>1,52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528.309881" calcext:value-type="float">
            <text:p><text:s/>1,52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073.52" calcext:value-type="float">
            <text:p><text:s/>1,074 <text:s/></text:p>
          </table:table-cell>
          <table:table-cell table:style-name="ce44" office:value-type="float" office:value="16949.9442" calcext:value-type="float">
            <text:p><text:s/>16,950 <text:s/></text:p>
          </table:table-cell>
          <table:table-cell table:style-name="ce44" office:value-type="float" office:value="3533.7183" calcext:value-type="float">
            <text:p><text:s/>3,53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52451.72" calcext:value-type="float">
            <text:p><text:s/>452,452 <text:s/></text:p>
          </table:table-cell>
          <table:table-cell table:style-name="ce44" office:value-type="float" office:value="203443.9302" calcext:value-type="float">
            <text:p><text:s/>203,444 <text:s/></text:p>
          </table:table-cell>
          <table:table-cell table:style-name="ce44" office:value-type="float" office:value="40929.231" calcext:value-type="float">
            <text:p><text:s/>40,929 <text:s/></text:p>
          </table:table-cell>
          <table:table-cell table:style-name="ce44" office:value-type="float" office:value="28129485.6894416" calcext:value-type="float">
            <text:p><text:s/>28,129,48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95377.557379" calcext:value-type="float">
            <text:p><text:s/>1,895,37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52451.72" calcext:value-type="float">
            <text:p><text:s/>452,452 <text:s/></text:p>
          </table:table-cell>
          <table:table-cell table:style-name="ce44" office:value-type="float" office:value="203443.9302" calcext:value-type="float">
            <text:p><text:s/>203,444 <text:s/></text:p>
          </table:table-cell>
          <table:table-cell table:style-name="ce44" office:value-type="float" office:value="40929.231" calcext:value-type="float">
            <text:p><text:s/>40,929 <text:s/></text:p>
          </table:table-cell>
          <table:table-cell table:style-name="ce44" office:value-type="float" office:value="20746609.7168682" calcext:value-type="float">
            <text:p><text:s/>20,746,61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95377.557379" calcext:value-type="float">
            <text:p><text:s/>1,895,3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52451.72" calcext:value-type="float">
            <text:p><text:s/>452,452 <text:s/></text:p>
          </table:table-cell>
          <table:table-cell table:style-name="ce42" office:value-type="float" office:value="203443.9302" calcext:value-type="float">
            <text:p><text:s/>203,444 <text:s/></text:p>
          </table:table-cell>
          <table:table-cell table:style-name="ce42" office:value-type="float" office:value="40929.231" calcext:value-type="float">
            <text:p><text:s/>40,929 <text:s/></text:p>
          </table:table-cell>
          <table:table-cell table:style-name="ce42" office:value-type="float" office:value="6662985.39655324" calcext:value-type="float">
            <text:p><text:s/>6,662,9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4102.037064" calcext:value-type="float">
            <text:p><text:s/>364,1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833.583365" calcext:value-type="float">
            <text:p><text:s/>37,8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.343365" calcext:value-type="float">
            <text:p><text:s/>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1640.549902918" calcext:value-type="float">
            <text:p><text:s/>461,6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16.218302" calcext:value-type="float">
            <text:p><text:s/>7,6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2043.10283411" calcext:value-type="float">
            <text:p><text:s/>1,342,0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36.561754" calcext:value-type="float">
            <text:p><text:s/>4,4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795.003253" calcext:value-type="float">
            <text:p><text:s/>53,7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.643253" calcext:value-type="float">
            <text:p><text:s/>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86.538963" calcext:value-type="float">
            <text:p><text:s/>11,1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55.698963" calcext:value-type="float">
            <text:p><text:s/>1,2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8547.580603907" calcext:value-type="float">
            <text:p><text:s/>448,5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88.976538" calcext:value-type="float">
            <text:p><text:s/>1,8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99.138691" calcext:value-type="float">
            <text:p><text:s/>7,1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48.978691" calcext:value-type="float">
            <text:p><text:s/>4,7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67265.5421566" calcext:value-type="float">
            <text:p><text:s/>1,567,2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919.921455" calcext:value-type="float">
            <text:p><text:s/>18,9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9160.79667024" calcext:value-type="float">
            <text:p><text:s/>1,449,1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46.472589" calcext:value-type="float">
            <text:p><text:s/>3,6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99102.08068316" calcext:value-type="float">
            <text:p>( 1,199,10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646.472589" calcext:value-type="float">
            <text:p>( 3,64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50058.715987082" calcext:value-type="float">
            <text:p>( 250,05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376.0044203744" calcext:value-type="float">
            <text:p><text:s/>61,3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5.146024" calcext:value-type="float">
            <text:p><text:s/>6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728.7410659888" calcext:value-type="float">
            <text:p><text:s/>56,7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588.302842" calcext:value-type="float">
            <text:p><text:s/>14,58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2241.087047" calcext:value-type="float">
            <text:p><text:s/>192,2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47.467047" calcext:value-type="float">
            <text:p><text:s/>2,4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769.910475" calcext:value-type="float">
            <text:p><text:s/>45,7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5.150475" calcext:value-type="float">
            <text:p><text:s/>99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96509.817077" calcext:value-type="float">
            <text:p><text:s/>296,51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8381.937077" calcext:value-type="float">
            <text:p><text:s/>18,3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7290.047669" calcext:value-type="float">
            <text:p><text:s/>587,2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190.417669" calcext:value-type="float">
            <text:p><text:s/>56,1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5738.670823" calcext:value-type="float">
            <text:p><text:s/>165,7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.580823" calcext:value-type="float">
            <text:p><text:s/>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1551.376846" calcext:value-type="float">
            <text:p><text:s/>421,5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116.836846" calcext:value-type="float">
            <text:p><text:s/>56,1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6659.91583" calcext:value-type="float">
            <text:p>( 16,66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6658.21583" calcext:value-type="float">
            <text:p>( 16,658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3005.712026" calcext:value-type="float">
            <text:p>( 13,006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3005.712026" calcext:value-type="float">
            <text:p>( 13,00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52451.72" calcext:value-type="float">
            <text:p><text:s/>452,452 <text:s/></text:p>
          </table:table-cell>
          <table:table-cell table:style-name="ce42" office:value-type="float" office:value="203443.9302" calcext:value-type="float">
            <text:p><text:s/>203,444 <text:s/></text:p>
          </table:table-cell>
          <table:table-cell table:style-name="ce42" office:value-type="float" office:value="40929.231" calcext:value-type="float">
            <text:p><text:s/>40,929 <text:s/></text:p>
          </table:table-cell>
          <table:table-cell table:style-name="ce42" office:value-type="float" office:value="921262.973879" calcext:value-type="float">
            <text:p><text:s/>921,2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379.871479" calcext:value-type="float">
            <text:p><text:s/>53,3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52451.72" calcext:value-type="float">
            <text:p><text:s/>452,452 <text:s/></text:p>
          </table:table-cell>
          <table:table-cell table:style-name="ce42" office:value-type="float" office:value="203443.9302" calcext:value-type="float">
            <text:p><text:s/>203,444 <text:s/></text:p>
          </table:table-cell>
          <table:table-cell table:style-name="ce42" office:value-type="float" office:value="40929.231" calcext:value-type="float">
            <text:p><text:s/>40,929 <text:s/></text:p>
          </table:table-cell>
          <table:table-cell table:style-name="ce42" office:value-type="float" office:value="811096.180407" calcext:value-type="float">
            <text:p><text:s/>811,0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915.738007" calcext:value-type="float">
            <text:p><text:s/>41,9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166.793472" calcext:value-type="float">
            <text:p><text:s/>110,1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464.133472" calcext:value-type="float">
            <text:p><text:s/>11,4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6.8" calcext:value-type="float">
            <text:p>( 4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163.380761" calcext:value-type="float">
            <text:p><text:s/>125,1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608.710761" calcext:value-type="float">
            <text:p><text:s/>18,60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8073.379343" calcext:value-type="float">
            <text:p><text:s/>18,07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051.819343" calcext:value-type="float">
            <text:p><text:s/>2,0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220.636802701" calcext:value-type="float">
            <text:p><text:s/>118,2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27.857162" calcext:value-type="float">
            <text:p><text:s/>5,2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017.147974" calcext:value-type="float">
            <text:p><text:s/>60,0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119.147974" calcext:value-type="float">
            <text:p><text:s/>11,1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9925.607044" calcext:value-type="float">
            <text:p><text:s/>179,9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6459.367044" calcext:value-type="float">
            <text:p><text:s/>156,4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1.0400000084" calcext:value-type="float">
            <text:p><text:s/>1,6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309.328712" calcext:value-type="float">
            <text:p><text:s/>187,3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1.948712" calcext:value-type="float">
            <text:p><text:s/>22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37064.83898" calcext:value-type="float">
            <text:p><text:s/>11,037,0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77.57898" calcext:value-type="float">
            <text:p><text:s/>7,9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1573.9" calcext:value-type="float">
            <text:p><text:s/>351,5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60003.45898" calcext:value-type="float">
            <text:p><text:s/>10,260,0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77.57898" calcext:value-type="float">
            <text:p><text:s/>7,9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926.52" calcext:value-type="float">
            <text:p><text:s/>42,9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2560.96" calcext:value-type="float">
            <text:p><text:s/>382,5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5678.761159" calcext:value-type="float">
            <text:p><text:s/>655,6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.681159" calcext:value-type="float">
            <text:p><text:s/>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12.241159" calcext:value-type="float">
            <text:p><text:s/>2,6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.681159" calcext:value-type="float">
            <text:p><text:s/>1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53066.52" calcext:value-type="float">
            <text:p><text:s/>653,06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8431.728383" calcext:value-type="float">
            <text:p><text:s/>878,4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833.268383" calcext:value-type="float">
            <text:p><text:s/>10,8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3691.566849" calcext:value-type="float">
            <text:p><text:s/>273,6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666.806849" calcext:value-type="float">
            <text:p><text:s/>10,6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24.041702" calcext:value-type="float">
            <text:p><text:s/>4,5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7.511702" calcext:value-type="float">
            <text:p><text:s/>1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68.052486" calcext:value-type="float">
            <text:p><text:s/>6,3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412486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2.24" calcext:value-type="float">
            <text:p><text:s/>1,6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17.56" calcext:value-type="float">
            <text:p><text:s/>5,6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1065.743645" calcext:value-type="float">
            <text:p><text:s/>441,0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.093645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5502.523701" calcext:value-type="float">
            <text:p><text:s/>145,50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.443701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512448.991793" calcext:value-type="float">
            <text:p><text:s/>1,512,44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512448.991793" calcext:value-type="float">
            <text:p><text:s/>1,512,4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82875.97257333" calcext:value-type="float">
            <text:p><text:s/>7,382,8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82875.97257333" calcext:value-type="float">
            <text:p><text:s/>7,382,8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223345.88" calcext:value-type="float">
            <text:p>( 4,223,346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583877.590267" calcext:value-type="float">
            <text:p><text:s/>31,583,8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617383.217" calcext:value-type="float">
            <text:p><text:s/>26,617,3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27.515081" calcext:value-type="float">
            <text:p><text:s/>11,2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55266.858186" calcext:value-type="float">
            <text:p><text:s/>4,955,2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0726.32" calcext:value-type="float">
            <text:p><text:s/>640,726 <text:s/></text:p>
          </table:table-cell>
          <table:table-cell table:number-columns-repeated="2" table:style-name="ce42" office:value-type="float" office:value="1389070.02" calcext:value-type="float">
            <text:p><text:s/>1,389,0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9668" calcext:value-type="float">
            <text:p><text:s/>489,6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63.2" calcext:value-type="float">
            <text:p><text:s/>263 <text:s/></text:p>
          </table:table-cell>
          <table:table-cell table:style-name="ce42" office:value-type="float" office:value="1681705.6" calcext:value-type="float">
            <text:p><text:s/>1,681,7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45.58" calcext:value-type="float">
            <text:p><text:s/>18,846 <text:s/></text:p>
          </table:table-cell>
          <table:table-cell table:style-name="ce42" office:value-type="float" office:value="-518366.94" calcext:value-type="float">
            <text:p><text:s/>-518,367 <text:s/></text:p>
          </table:table-cell>
          <table:table-cell table:style-name="ce42" office:value-type="float" office:value="-318622.503412105" calcext:value-type="float">
            <text:p><text:s/>-318,623 <text:s/></text:p>
          </table:table-cell>
          <table:table-cell table:style-name="ce42" office:value-type="float" office:value="235.5" calcext:value-type="float">
            <text:p><text:s/>236 <text:s/></text:p>
          </table:table-cell>
          <table:table-cell table:style-name="ce42" office:value-type="float" office:value="-38157.2532586125" calcext:value-type="float">
            <text:p><text:s/>-38,157 <text:s/></text:p>
          </table:table-cell>
          <table:table-cell table:style-name="ce42" office:value-type="float" office:value="-134921.146741388" calcext:value-type="float">
            <text:p><text:s/>-134,921 <text:s/></text:p>
          </table:table-cell>
          <table:table-cell table:style-name="ce42" office:value-type="float" office:value="310888.35" calcext:value-type="float">
            <text:p><text:s/>310,88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21880.74" calcext:value-type="float">
            <text:p><text:s/>621,881 <text:s/></text:p>
          </table:table-cell>
          <table:table-cell table:style-name="ce43" office:value-type="float" office:value="1907436.96" calcext:value-type="float">
            <text:p><text:s/>1,907,437 <text:s/></text:p>
          </table:table-cell>
          <table:table-cell table:style-name="ce43" office:value-type="float" office:value="1707692.52341211" calcext:value-type="float">
            <text:p><text:s/>1,707,693 <text:s/></text:p>
          </table:table-cell>
          <table:table-cell table:style-name="ce43" office:value-type="float" office:value="-235.5" calcext:value-type="float">
            <text:p><text:s/>-236 <text:s/></text:p>
          </table:table-cell>
          <table:table-cell table:style-name="ce43" office:value-type="float" office:value="37894.0532586125" calcext:value-type="float">
            <text:p><text:s/>37,894 <text:s/></text:p>
          </table:table-cell>
          <table:table-cell table:style-name="ce43" office:value-type="float" office:value="-1057116.45325861" calcext:value-type="float">
            <text:p><text:s/>-1,057,116 <text:s/></text:p>
          </table:table-cell>
          <table:table-cell table:style-name="ce43" office:value-type="float" office:value="-310888.35" calcext:value-type="float">
            <text:p><text:s/>-310,88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4722.86" calcext:value-type="float">
            <text:p><text:s/>1,214,723 <text:s/></text:p>
          </table:table-cell>
          <table:table-cell table:style-name="ce42" office:value-type="float" office:value="22059.18" calcext:value-type="float">
            <text:p><text:s/>22,059 <text:s/></text:p>
          </table:table-cell>
          <table:table-cell table:style-name="ce42" office:value-type="float" office:value="2223.30341210518" calcext:value-type="float">
            <text:p><text:s/>2,223 <text:s/></text:p>
          </table:table-cell>
          <table:table-cell table:style-name="ce42" office:value-type="float" office:value="421.5" calcext:value-type="float">
            <text:p><text:s/>422 <text:s/></text:p>
          </table:table-cell>
          <table:table-cell table:style-name="ce42" office:value-type="float" office:value="1790.46478635706" calcext:value-type="float">
            <text:p><text:s/>1,790 <text:s/></text:p>
          </table:table-cell>
          <table:table-cell table:style-name="ce42" office:value-type="float" office:value="34944.7352136429" calcext:value-type="float">
            <text:p><text:s/>34,9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37131" calcext:value-type="float">
            <text:p><text:s/>4,837,131 <text:s/></text:p>
          </table:table-cell>
          <table:table-cell table:style-name="ce42" office:value-type="float" office:value="5402217.6" calcext:value-type="float">
            <text:p><text:s/>5,402,218 <text:s/></text:p>
          </table:table-cell>
          <table:table-cell table:style-name="ce42" office:value-type="float" office:value="4845566.7" calcext:value-type="float">
            <text:p><text:s/>4,845,567 <text:s/></text:p>
          </table:table-cell>
          <table:table-cell table:style-name="ce42" office:value-type="float" office:value="701.25" calcext:value-type="float">
            <text:p><text:s/>701 <text:s/></text:p>
          </table:table-cell>
          <table:table-cell table:style-name="ce42" office:value-type="float" office:value="78964.4115277446" calcext:value-type="float">
            <text:p><text:s/>78,964 <text:s/></text:p>
          </table:table-cell>
          <table:table-cell table:style-name="ce42" office:value-type="float" office:value="1473541.98847226" calcext:value-type="float">
            <text:p><text:s/>1,473,542 <text:s/></text:p>
          </table:table-cell>
          <table:table-cell table:style-name="ce42" office:value-type="float" office:value="342170.05" calcext:value-type="float">
            <text:p><text:s/>342,17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37131" calcext:value-type="float">
            <text:p><text:s/>4,837,131 <text:s/></text:p>
          </table:table-cell>
          <table:table-cell table:style-name="ce42" office:value-type="float" office:value="4084598.3676" calcext:value-type="float">
            <text:p><text:s/>4,084,598 <text:s/></text:p>
          </table:table-cell>
          <table:table-cell table:style-name="ce42" office:value-type="float" office:value="3648316.26868881" calcext:value-type="float">
            <text:p><text:s/>3,648,316 <text:s/></text:p>
          </table:table-cell>
          <table:table-cell table:style-name="ce42" office:value-type="float" office:value="701.25" calcext:value-type="float">
            <text:p><text:s/>701 <text:s/></text:p>
          </table:table-cell>
          <table:table-cell table:style-name="ce42" office:value-type="float" office:value="78964.4115277446" calcext:value-type="float">
            <text:p><text:s/>78,964 <text:s/></text:p>
          </table:table-cell>
          <table:table-cell table:style-name="ce42" office:value-type="float" office:value="1473541.98847226" calcext:value-type="float">
            <text:p><text:s/>1,473,542 <text:s/></text:p>
          </table:table-cell>
          <table:table-cell table:style-name="ce42" office:value-type="float" office:value="342170.05" calcext:value-type="float">
            <text:p><text:s/>342,17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17619.2324" calcext:value-type="float">
            <text:p><text:s/>1,317,619 <text:s/></text:p>
          </table:table-cell>
          <table:table-cell table:style-name="ce43" office:value-type="float" office:value="1197250.43131119" calcext:value-type="float">
            <text:p><text:s/>1,197,25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3.06" calcext:value-type="float">
            <text:p><text:s/>1,893 <text:s/></text:p>
          </table:table-cell>
          <table:table-cell table:style-name="ce42" office:value-type="float" office:value="1789.32" calcext:value-type="float">
            <text:p><text:s/>1,789 <text:s/></text:p>
          </table:table-cell>
          <table:table-cell table:style-name="ce42" office:value-type="float" office:value="0.75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6" calcext:value-type="float">
            <text:p><text:s/>836 <text:s/></text:p>
          </table:table-cell>
          <table:table-cell table:style-name="ce42" office:value-type="float" office:value="15.3" calcext:value-type="float">
            <text:p><text:s/>1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4.42" calcext:value-type="float">
            <text:p><text:s/>1,824 <text:s/></text:p>
          </table:table-cell>
          <table:table-cell table:style-name="ce42" office:value-type="float" office:value="1720.68" calcext:value-type="float">
            <text:p><text:s/>1,721 <text:s/></text:p>
          </table:table-cell>
          <table:table-cell table:style-name="ce42" office:value-type="float" office:value="0.75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6" calcext:value-type="float">
            <text:p><text:s/>836 <text:s/></text:p>
          </table:table-cell>
          <table:table-cell table:style-name="ce42" office:value-type="float" office:value="15.3" calcext:value-type="float">
            <text:p><text:s/>1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8.64" calcext:value-type="float">
            <text:p><text:s/>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244288.88" calcext:value-type="float">
            <text:p><text:s/>4,244,289 <text:s/></text:p>
          </table:table-cell>
          <table:table-cell table:style-name="ce44" office:value-type="float" office:value="7285702.32" calcext:value-type="float">
            <text:p><text:s/>7,285,702 <text:s/></text:p>
          </table:table-cell>
          <table:table-cell table:style-name="ce44" office:value-type="float" office:value="6549246.6" calcext:value-type="float">
            <text:p><text:s/>6,549,247 <text:s/></text:p>
          </table:table-cell>
          <table:table-cell table:style-name="ce44" office:value-type="float" office:value="43.5" calcext:value-type="float">
            <text:p><text:s/>44 <text:s/></text:p>
          </table:table-cell>
          <table:table-cell table:style-name="ce44" office:value-type="float" office:value="115068" calcext:value-type="float">
            <text:p><text:s/>115,068 <text:s/></text:p>
          </table:table-cell>
          <table:table-cell table:style-name="ce44" office:value-type="float" office:value="380644.8" calcext:value-type="float">
            <text:p><text:s/>380,645 <text:s/></text:p>
          </table:table-cell>
          <table:table-cell table:style-name="ce44" office:value-type="float" office:value="31266.4" calcext:value-type="float">
            <text:p><text:s/>31,26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0943" calcext:value-type="float">
            <text:p><text:s/>20,943 <text:s/></text:p>
          </table:table-cell>
          <table:table-cell table:style-name="ce44" office:value-type="float" office:value="7285702.32" calcext:value-type="float">
            <text:p><text:s/>7,285,702 <text:s/></text:p>
          </table:table-cell>
          <table:table-cell table:style-name="ce44" office:value-type="float" office:value="6549246.6" calcext:value-type="float">
            <text:p><text:s/>6,549,247 <text:s/></text:p>
          </table:table-cell>
          <table:table-cell table:style-name="ce44" office:value-type="float" office:value="43.5" calcext:value-type="float">
            <text:p><text:s/>44 <text:s/></text:p>
          </table:table-cell>
          <table:table-cell table:style-name="ce44" office:value-type="float" office:value="115068" calcext:value-type="float">
            <text:p><text:s/>115,068 <text:s/></text:p>
          </table:table-cell>
          <table:table-cell table:style-name="ce44" office:value-type="float" office:value="380644.8" calcext:value-type="float">
            <text:p><text:s/>380,645 <text:s/></text:p>
          </table:table-cell>
          <table:table-cell table:style-name="ce44" office:value-type="float" office:value="31266.4" calcext:value-type="float">
            <text:p><text:s/>31,2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943" calcext:value-type="float">
            <text:p><text:s/>20,943 <text:s/></text:p>
          </table:table-cell>
          <table:table-cell table:style-name="ce42" office:value-type="float" office:value="5066.88" calcext:value-type="float">
            <text:p><text:s/>5,067 <text:s/></text:p>
          </table:table-cell>
          <table:table-cell table:style-name="ce42" office:value-type="float" office:value="4914.78" calcext:value-type="float">
            <text:p><text:s/>4,91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06.5" calcext:value-type="float">
            <text:p><text:s/>8,4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.28" calcext:value-type="float">
            <text:p><text:s/>59 <text:s/></text:p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1.55" calcext:value-type="float">
            <text:p><text:s/>4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.84" calcext:value-type="float">
            <text:p><text:s/>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.46" calcext:value-type="float">
            <text:p><text:s/>83 <text:s/></text:p>
          </table:table-cell>
          <table:table-cell table:style-name="ce42" office:value-type="float" office:value="6.24" calcext:value-type="float">
            <text:p><text:s/>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.15" calcext:value-type="float">
            <text:p><text:s/>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96.2" calcext:value-type="float">
            <text:p><text:s/>20,896 <text:s/></text:p>
          </table:table-cell>
          <table:table-cell table:style-name="ce42" office:value-type="float" office:value="39.78" calcext:value-type="float">
            <text:p><text:s/>40 <text:s/></text:p>
          </table:table-cell>
          <table:table-cell table:style-name="ce42" office:value-type="float" office:value="37.44" calcext:value-type="float">
            <text:p><text:s/>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.9" calcext:value-type="float">
            <text:p><text:s/>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96.2" calcext:value-type="float">
            <text:p><text:s/>20,896 <text:s/></text:p>
          </table:table-cell>
          <table:table-cell table:style-name="ce42" office:value-type="float" office:value="39.78" calcext:value-type="float">
            <text:p><text:s/>40 <text:s/></text:p>
          </table:table-cell>
          <table:table-cell table:style-name="ce42" office:value-type="float" office:value="37.44" calcext:value-type="float">
            <text:p><text:s/>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.9" calcext:value-type="float">
            <text:p><text:s/>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9.78" calcext:value-type="float">
            <text:p>( 40 <text:s/>)</text:p>
          </table:table-cell>
          <table:table-cell table:style-name="ce45" office:value-type="float" office:value="37.44" calcext:value-type="float">
            <text:p>( 37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6.9" calcext:value-type="float">
            <text:p>( 9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896.2" calcext:value-type="float">
            <text:p>( 20,89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.56" calcext:value-type="float">
            <text:p><text:s/>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89" calcext:value-type="float">
            <text:p><text:s/>2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9.75" calcext:value-type="float">
            <text:p><text:s/>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1.05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8.7" calcext:value-type="float">
            <text:p><text:s/>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1.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.8" calcext:value-type="float">
            <text:p><text:s/>47 <text:s/></text:p>
          </table:table-cell>
          <table:table-cell table:style-name="ce42" office:value-type="float" office:value="99.84" calcext:value-type="float">
            <text:p><text:s/>100 <text:s/></text:p>
          </table:table-cell>
          <table:table-cell table:style-name="ce42" office:value-type="float" office:value="93.6" calcext:value-type="float">
            <text:p><text:s/>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28.05" calcext:value-type="float">
            <text:p><text:s/>6,8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.84" calcext:value-type="float">
            <text:p><text:s/>100 <text:s/></text:p>
          </table:table-cell>
          <table:table-cell table:style-name="ce42" office:value-type="float" office:value="93.6" calcext:value-type="float">
            <text:p><text:s/>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63.75" calcext:value-type="float">
            <text:p><text:s/>5,1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.8" calcext:value-type="float">
            <text:p><text:s/>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64.3" calcext:value-type="float">
            <text:p><text:s/>1,6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6.8" calcext:value-type="float">
            <text:p>( 4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6.15" calcext:value-type="float">
            <text:p><text:s/>1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.22" calcext:value-type="float">
            <text:p><text:s/>77 <text:s/></text:p>
          </table:table-cell>
          <table:table-cell table:style-name="ce42" office:value-type="float" office:value="75.66" calcext:value-type="float">
            <text:p><text:s/>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.45" calcext:value-type="float">
            <text:p><text:s/>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05.9" calcext:value-type="float">
            <text:p><text:s/>4,606 <text:s/></text:p>
          </table:table-cell>
          <table:table-cell table:style-name="ce42" office:value-type="float" office:value="4602" calcext:value-type="float">
            <text:p><text:s/>4,60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8.5" calcext:value-type="float">
            <text:p><text:s/>5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.42" calcext:value-type="float">
            <text:p><text:s/>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49343.4" calcext:value-type="float">
            <text:p><text:s/>7,249,343 <text:s/></text:p>
          </table:table-cell>
          <table:table-cell table:style-name="ce42" office:value-type="float" office:value="6515241.72" calcext:value-type="float">
            <text:p><text:s/>6,515,242 <text:s/></text:p>
          </table:table-cell>
          <table:table-cell table:style-name="ce42" office:value-type="float" office:value="43.5" calcext:value-type="float">
            <text:p><text:s/>44 <text:s/></text:p>
          </table:table-cell>
          <table:table-cell table:style-name="ce42" office:value-type="float" office:value="11812" calcext:value-type="float">
            <text:p><text:s/>11,812 <text:s/></text:p>
          </table:table-cell>
          <table:table-cell table:style-name="ce42" office:value-type="float" office:value="339718.4" calcext:value-type="float">
            <text:p><text:s/>339,7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.5" calcext:value-type="float">
            <text:p><text:s/>44 <text:s/></text:p>
          </table:table-cell>
          <table:table-cell table:style-name="ce42" office:value-type="float" office:value="11812" calcext:value-type="float">
            <text:p><text:s/>11,812 <text:s/></text:p>
          </table:table-cell>
          <table:table-cell table:style-name="ce42" office:value-type="float" office:value="339718.4" calcext:value-type="float">
            <text:p><text:s/>339,7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49343.4" calcext:value-type="float">
            <text:p><text:s/>7,249,343 <text:s/></text:p>
          </table:table-cell>
          <table:table-cell table:style-name="ce42" office:value-type="float" office:value="6515241.72" calcext:value-type="float">
            <text:p><text:s/>6,515,2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24" calcext:value-type="float">
            <text:p><text:s/>6 <text:s/></text:p>
          </table:table-cell>
          <table:table-cell table:style-name="ce42" office:value-type="float" office:value="2.34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24" calcext:value-type="float">
            <text:p><text:s/>6 <text:s/></text:p>
          </table:table-cell>
          <table:table-cell table:style-name="ce42" office:value-type="float" office:value="2.34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285.8" calcext:value-type="float">
            <text:p><text:s/>31,286 <text:s/></text:p>
          </table:table-cell>
          <table:table-cell table:style-name="ce42" office:value-type="float" office:value="29087.76" calcext:value-type="float">
            <text:p><text:s/>29,0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256" calcext:value-type="float">
            <text:p><text:s/>103,256 <text:s/></text:p>
          </table:table-cell>
          <table:table-cell table:style-name="ce42" office:value-type="float" office:value="40926.4" calcext:value-type="float">
            <text:p><text:s/>40,926 <text:s/></text:p>
          </table:table-cell>
          <table:table-cell table:style-name="ce42" office:value-type="float" office:value="22859.9" calcext:value-type="float">
            <text:p><text:s/>22,8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100" calcext:value-type="float">
            <text:p><text:s/>5,1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5.25" calcext:value-type="float">
            <text:p><text:s/>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56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68" calcext:value-type="float">
            <text:p><text:s/>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096.26" calcext:value-type="float">
            <text:p><text:s/>31,096 <text:s/></text:p>
          </table:table-cell>
          <table:table-cell table:style-name="ce42" office:value-type="float" office:value="28927.86" calcext:value-type="float">
            <text:p><text:s/>28,9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256" calcext:value-type="float">
            <text:p><text:s/>103,256 <text:s/></text:p>
          </table:table-cell>
          <table:table-cell table:style-name="ce42" office:value-type="float" office:value="40926.4" calcext:value-type="float">
            <text:p><text:s/>40,926 <text:s/></text:p>
          </table:table-cell>
          <table:table-cell table:style-name="ce42" office:value-type="float" office:value="15642.55" calcext:value-type="float">
            <text:p><text:s/>15,64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3.3" calcext:value-type="float">
            <text:p><text:s/>183 <text:s/></text:p>
          </table:table-cell>
          <table:table-cell table:style-name="ce43" office:value-type="float" office:value="158.34" calcext:value-type="float">
            <text:p><text:s/>15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62.1" calcext:value-type="float">
            <text:p><text:s/>2,062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23345.88" calcext:value-type="float">
            <text:p><text:s/>4,223,3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23345.88" calcext:value-type="float">
            <text:p><text:s/>4,223,3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223345.88" calcext:value-type="float">
            <text:p>( 4,223,34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1655.4" calcext:value-type="float">
            <text:p><text:s/>31,655 <text:s/></text:p>
          </table:table-cell>
          <table:table-cell table:style-name="ce42" office:value-type="float" office:value="2848800.96" calcext:value-type="float">
            <text:p><text:s/>2,848,8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0300.8" calcext:value-type="float">
            <text:p><text:s/>220,301 <text:s/></text:p>
          </table:table-cell>
          <table:table-cell table:style-name="ce42" office:value-type="float" office:value="130242" calcext:value-type="float">
            <text:p><text:s/>130,242 <text:s/></text:p>
          </table:table-cell>
          <table:table-cell table:style-name="ce42" office:value-type="float" office:value="648071.000039219" calcext:value-type="float">
            <text:p><text:s/>648,0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83.86" calcext:value-type="float">
            <text:p><text:s/>14,984 <text:s/></text:p>
          </table:table-cell>
          <table:table-cell table:style-name="ce42" office:value-type="float" office:value="248892.3" calcext:value-type="float">
            <text:p><text:s/>248,8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396963.68" calcext:value-type="float">
            <text:p><text:s/>1,396,964 <text:s/></text:p>
          </table:table-cell>
          <table:table-cell table:style-name="ce42" office:value-type="float" office:value="317441.28" calcext:value-type="float">
            <text:p><text:s/>317,4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315.2" calcext:value-type="float">
            <text:p><text:s/>133,315 <text:s/></text:p>
          </table:table-cell>
          <table:table-cell table:style-name="ce42" office:value-type="float" office:value="135707" calcext:value-type="float">
            <text:p><text:s/>135,707 <text:s/></text:p>
          </table:table-cell>
          <table:table-cell table:style-name="ce42" office:value-type="float" office:value="18804.2764658883" calcext:value-type="float">
            <text:p><text:s/>18,8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208.14" calcext:value-type="float">
            <text:p><text:s/>96,208 <text:s/></text:p>
          </table:table-cell>
          <table:table-cell table:style-name="ce42" office:value-type="float" office:value="87926.4" calcext:value-type="float">
            <text:p><text:s/>87,9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54675.4" calcext:value-type="float">
            <text:p><text:s/>254,675 <text:s/></text:p>
          </table:table-cell>
          <table:table-cell table:style-name="ce42" office:value-type="float" office:value="3699866.88" calcext:value-type="float">
            <text:p><text:s/>3,699,8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1.04" calcext:value-type="float">
            <text:p><text:s/>1,3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4944.6064" calcext:value-type="float">
            <text:p><text:s/>24,945 <text:s/></text:p>
          </table:table-cell>
          <table:table-cell table:style-name="ce42" office:value-type="float" office:value="233130.24" calcext:value-type="float">
            <text:p><text:s/>233,1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471.68" calcext:value-type="float">
            <text:p><text:s/>40,472 <text:s/></text:p>
          </table:table-cell>
          <table:table-cell table:style-name="ce42" office:value-type="float" office:value="-16563" calcext:value-type="float">
            <text:p><text:s/>-16,563 <text:s/></text:p>
          </table:table-cell>
          <table:table-cell table:style-name="ce42" office:value-type="float" office:value="14554.05" calcext:value-type="float">
            <text:p><text:s/>14,5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6899.48" calcext:value-type="float">
            <text:p><text:s/>-6,899 <text:s/></text:p>
          </table:table-cell>
          <table:table-cell table:style-name="ce42" office:value-type="float" office:value="9125.696" calcext:value-type="float">
            <text:p><text:s/>9,12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644928.2864" calcext:value-type="float">
            <text:p><text:s/>-1,644,928 <text:s/></text:p>
          </table:table-cell>
          <table:table-cell table:style-name="ce43" office:value-type="float" office:value="-1401637.44" calcext:value-type="float">
            <text:p><text:s/>-1,401,63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5122.88" calcext:value-type="float">
            <text:p><text:s/>45,123 <text:s/></text:p>
          </table:table-cell>
          <table:table-cell table:style-name="ce43" office:value-type="float" office:value="11098" calcext:value-type="float">
            <text:p><text:s/>11,098 <text:s/></text:p>
          </table:table-cell>
          <table:table-cell table:style-name="ce43" office:value-type="float" office:value="614712.673573331" calcext:value-type="float">
            <text:p><text:s/>614,71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74324.8" calcext:value-type="float">
            <text:p><text:s/>-74,325 <text:s/></text:p>
          </table:table-cell>
          <table:table-cell table:style-name="ce43" office:value-type="float" office:value="151840.204" calcext:value-type="float">
            <text:p><text:s/>151,8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6621.08" calcext:value-type="float">
            <text:p><text:s/>16,621 <text:s/></text:p>
          </table:table-cell>
          <table:table-cell table:style-name="ce42" office:value-type="float" office:value="1257150.72" calcext:value-type="float">
            <text:p><text:s/>1,257,1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36" calcext:value-type="float">
            <text:p><text:s/>10,536 <text:s/></text:p>
          </table:table-cell>
          <table:table-cell table:style-name="ce42" office:value-type="float" office:value="6" calcext:value-type="float">
            <text:p><text:s/>6 <text:s/></text:p>
          </table:table-cell>
          <table:table-cell table:style-name="ce42" office:value-type="float" office:value="1148.72" calcext:value-type="float">
            <text:p><text:s/>1,1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1675.8" calcext:value-type="float">
            <text:p><text:s/>271,67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28481.309384972" calcext:value-type="float">
            <text:p><text:s/>528,481 <text:s/></text:p>
          </table:table-cell>
          <table:table-cell table:style-name="ce42" office:value-type="float" office:value="6263054.70844911" calcext:value-type="float">
            <text:p><text:s/>6,263,0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27936.64" calcext:value-type="float">
            <text:p><text:s/>527,937 <text:s/></text:p>
          </table:table-cell>
          <table:table-cell table:style-name="ce42" office:value-type="float" office:value="5443094.4" calcext:value-type="float">
            <text:p><text:s/>5,443,0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89.28" calcext:value-type="float">
            <text:p><text:s/>3,6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544.6693849716" calcext:value-type="float">
            <text:p><text:s/>545 <text:s/></text:p>
          </table:table-cell>
          <table:table-cell table:style-name="ce43" office:value-type="float" office:value="816271.028449111" calcext:value-type="float">
            <text:p><text:s/>816,27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667722.6" calcext:value-type="float">
            <text:p><text:s/>6,667,723 <text:s/></text:p>
          </table:table-cell>
          <table:table-cell table:style-name="ce42" office:value-type="float" office:value="16080923.52" calcext:value-type="float">
            <text:p><text:s/>16,080,9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7277.76" calcext:value-type="float">
            <text:p><text:s/>307,278 <text:s/></text:p>
          </table:table-cell>
          <table:table-cell table:style-name="ce42" office:value-type="float" office:value="860756" calcext:value-type="float">
            <text:p><text:s/>860,756 <text:s/></text:p>
          </table:table-cell>
          <table:table-cell table:style-name="ce42" office:value-type="float" office:value="201015.21" calcext:value-type="float">
            <text:p><text:s/>201,0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089.18" calcext:value-type="float">
            <text:p><text:s/>143,089 <text:s/></text:p>
          </table:table-cell>
          <table:table-cell table:style-name="ce42" office:value-type="float" office:value="1242614.399" calcext:value-type="float">
            <text:p><text:s/>1,242,6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642945.5232" calcext:value-type="float">
            <text:p><text:s/>6,642,946 <text:s/></text:p>
          </table:table-cell>
          <table:table-cell table:style-name="ce42" office:value-type="float" office:value="16080923.52" calcext:value-type="float">
            <text:p><text:s/>16,080,9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7277.76" calcext:value-type="float">
            <text:p><text:s/>307,278 <text:s/></text:p>
          </table:table-cell>
          <table:table-cell table:style-name="ce42" office:value-type="float" office:value="860756" calcext:value-type="float">
            <text:p><text:s/>860,756 <text:s/></text:p>
          </table:table-cell>
          <table:table-cell table:style-name="ce42" office:value-type="float" office:value="201015.21" calcext:value-type="float">
            <text:p><text:s/>201,0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089.18" calcext:value-type="float">
            <text:p><text:s/>143,089 <text:s/></text:p>
          </table:table-cell>
          <table:table-cell table:style-name="ce42" office:value-type="float" office:value="1212657.7094" calcext:value-type="float">
            <text:p><text:s/>1,212,65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4777.0768" calcext:value-type="float">
            <text:p><text:s/>24,77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29956.6896" calcext:value-type="float">
            <text:p><text:s/>29,95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5204.8" calcext:value-type="float">
            <text:p><text:s/>55,205 <text:s/></text:p>
          </table:table-cell>
          <table:table-cell table:style-name="ce42" office:value-type="float" office:value="624308.530276675" calcext:value-type="float">
            <text:p><text:s/>624,3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35.28" calcext:value-type="float">
            <text:p><text:s/>35 <text:s/></text:p>
          </table:table-cell>
          <table:table-cell table:style-name="ce42" office:value-type="float" office:value="855.36" calcext:value-type="float">
            <text:p><text:s/>8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2147.44" calcext:value-type="float">
            <text:p><text:s/>22,147 <text:s/></text:p>
          </table:table-cell>
          <table:table-cell table:style-name="ce42" office:value-type="float" office:value="45807.36" calcext:value-type="float">
            <text:p><text:s/>45,8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3022.08" calcext:value-type="float">
            <text:p><text:s/>33,022 <text:s/></text:p>
          </table:table-cell>
          <table:table-cell table:style-name="ce42" office:value-type="float" office:value="577645.810276675" calcext:value-type="float">
            <text:p><text:s/>577,6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422487.12421503" calcext:value-type="float">
            <text:p><text:s/>4,422,487 <text:s/></text:p>
          </table:table-cell>
          <table:table-cell table:style-name="ce44" office:value-type="float" office:value="6534772.12127421" calcext:value-type="float">
            <text:p><text:s/>6,534,77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1864.64" calcext:value-type="float">
            <text:p><text:s/>341,865 <text:s/></text:p>
          </table:table-cell>
          <table:table-cell table:style-name="ce44" office:value-type="float" office:value="871848" calcext:value-type="float">
            <text:p><text:s/>871,848 <text:s/></text:p>
          </table:table-cell>
          <table:table-cell table:style-name="ce44" office:value-type="float" office:value="814579.163573331" calcext:value-type="float">
            <text:p><text:s/>814,57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8764.38" calcext:value-type="float">
            <text:p><text:s/>68,764 <text:s/></text:p>
          </table:table-cell>
          <table:table-cell table:style-name="ce44" office:value-type="float" office:value="1122778.803" calcext:value-type="float">
            <text:p><text:s/>1,122,77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422487.12421503" calcext:value-type="float">
            <text:p><text:s/>4,422,487 <text:s/></text:p>
          </table:table-cell>
          <table:table-cell table:style-name="ce44" office:value-type="float" office:value="6534772.12127421" calcext:value-type="float">
            <text:p><text:s/>6,534,772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9222.96" calcext:value-type="float">
            <text:p><text:s/>49,223 <text:s/></text:p>
          </table:table-cell>
          <table:table-cell table:style-name="ce44" office:value-type="float" office:value="11081.934" calcext:value-type="float">
            <text:p><text:s/>11,0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03986.124215028" calcext:value-type="float">
            <text:p><text:s/>203,986 <text:s/></text:p>
          </table:table-cell>
          <table:table-cell table:style-name="ce42" office:value-type="float" office:value="6000175.96127421" calcext:value-type="float">
            <text:p><text:s/>6,000,1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222.96" calcext:value-type="float">
            <text:p><text:s/>49,223 <text:s/></text:p>
          </table:table-cell>
          <table:table-cell table:style-name="ce42" office:value-type="float" office:value="11081.934" calcext:value-type="float">
            <text:p><text:s/>11,0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2849.48" calcext:value-type="float">
            <text:p><text:s/>12,849 <text:s/></text:p>
          </table:table-cell>
          <table:table-cell table:style-name="ce42" office:value-type="float" office:value="24917.76" calcext:value-type="float">
            <text:p><text:s/>24,9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8328.6" calcext:value-type="float">
            <text:p><text:s/>8,329 <text:s/></text:p>
          </table:table-cell>
          <table:table-cell table:style-name="ce42" office:value-type="float" office:value="445174.901600918" calcext:value-type="float">
            <text:p><text:s/>445,1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391.7078167812" calcext:value-type="float">
            <text:p><text:s/>3,392 <text:s/></text:p>
          </table:table-cell>
          <table:table-cell table:style-name="ce42" office:value-type="float" office:value="1334207.03326332" calcext:value-type="float">
            <text:p><text:s/>1,334,2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72.24" calcext:value-type="float">
            <text:p><text:s/>72 <text:s/></text:p>
          </table:table-cell>
          <table:table-cell table:style-name="ce42" office:value-type="float" office:value="53637.12" calcext:value-type="float">
            <text:p><text:s/>53,6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36.04" calcext:value-type="float">
            <text:p><text:s/>236 <text:s/></text:p>
          </table:table-cell>
          <table:table-cell table:style-name="ce42" office:value-type="float" office:value="9672.96" calcext:value-type="float">
            <text:p><text:s/>9,6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914.76" calcext:value-type="float">
            <text:p><text:s/>915 <text:s/></text:p>
          </table:table-cell>
          <table:table-cell table:style-name="ce42" office:value-type="float" office:value="445593.234065907" calcext:value-type="float">
            <text:p><text:s/>445,5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549.36" calcext:value-type="float">
            <text:p><text:s/>549 <text:s/></text:p>
          </table:table-cell>
          <table:table-cell table:style-name="ce42" office:value-type="float" office:value="1900.8" calcext:value-type="float">
            <text:p><text:s/>1,9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5344.3363982388" calcext:value-type="float">
            <text:p><text:s/>65,344 <text:s/></text:p>
          </table:table-cell>
          <table:table-cell table:style-name="ce42" office:value-type="float" office:value="1461968.40430336" calcext:value-type="float">
            <text:p><text:s/>1,461,9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5272.5572738148" calcext:value-type="float">
            <text:p><text:s/>65,273 <text:s/></text:p>
          </table:table-cell>
          <table:table-cell table:style-name="ce42" office:value-type="float" office:value="1359208.88680742" calcext:value-type="float">
            <text:p><text:s/>1,359,2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3342.8836738148" calcext:value-type="float">
            <text:p>( 13,343 <text:s/>)</text:p>
          </table:table-cell>
          <table:table-cell table:style-name="ce45" office:value-type="float" office:value="1181976.04442034" calcext:value-type="float">
            <text:p>( 1,181,97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1929.6736" calcext:value-type="float">
            <text:p>( 51,930 <text:s/>)</text:p>
          </table:table-cell>
          <table:table-cell table:style-name="ce45" office:value-type="float" office:value="177232.842387082" calcext:value-type="float">
            <text:p>( 177,23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690.8583963744" calcext:value-type="float">
            <text:p><text:s/>60,6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71.779124424" calcext:value-type="float">
            <text:p><text:s/>72 <text:s/></text:p>
          </table:table-cell>
          <table:table-cell table:style-name="ce42" office:value-type="float" office:value="42068.6590995648" calcext:value-type="float">
            <text:p><text:s/>42,0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509.96" calcext:value-type="float">
            <text:p><text:s/>4,510 <text:s/></text:p>
          </table:table-cell>
          <table:table-cell table:style-name="ce42" office:value-type="float" office:value="185282.88" calcext:value-type="float">
            <text:p><text:s/>185,2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80.52" calcext:value-type="float">
            <text:p><text:s/>381 <text:s/></text:p>
          </table:table-cell>
          <table:table-cell table:style-name="ce42" office:value-type="float" office:value="44394.24" calcext:value-type="float">
            <text:p><text:s/>44,3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037" calcext:value-type="float">
            <text:p><text:s/>2,037 <text:s/></text:p>
          </table:table-cell>
          <table:table-cell table:style-name="ce46" office:value-type="float" office:value="275800.32" calcext:value-type="float">
            <text:p><text:s/>275,80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6128.2" calcext:value-type="float">
            <text:p><text:s/>26,128 <text:s/></text:p>
          </table:table-cell>
          <table:table-cell table:style-name="ce42" office:value-type="float" office:value="455718.72" calcext:value-type="float">
            <text:p><text:s/>455,7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222.96" calcext:value-type="float">
            <text:p><text:s/>49,2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0667.36" calcext:value-type="float">
            <text:p><text:s/>20,667 <text:s/></text:p>
          </table:table-cell>
          <table:table-cell table:style-name="ce42" office:value-type="float" office:value="97028.16" calcext:value-type="float">
            <text:p><text:s/>97,0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958.52" calcext:value-type="float">
            <text:p><text:s/>47,9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5460.84" calcext:value-type="float">
            <text:p><text:s/>5,461 <text:s/></text:p>
          </table:table-cell>
          <table:table-cell table:style-name="ce42" office:value-type="float" office:value="358690.56" calcext:value-type="float">
            <text:p><text:s/>358,6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4.44" calcext:value-type="float">
            <text:p><text:s/>1,26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0571.4" calcext:value-type="float">
            <text:p><text:s/>10,571 <text:s/></text:p>
          </table:table-cell>
          <table:table-cell table:style-name="ce42" office:value-type="float" office:value="839255.0784" calcext:value-type="float">
            <text:p><text:s/>839,2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081.934" calcext:value-type="float">
            <text:p><text:s/>11,08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613.76" calcext:value-type="float">
            <text:p><text:s/>7,614 <text:s/></text:p>
          </table:table-cell>
          <table:table-cell table:style-name="ce42" office:value-type="float" office:value="745221.1584" calcext:value-type="float">
            <text:p><text:s/>745,2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081.934" calcext:value-type="float">
            <text:p><text:s/>11,08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957.64" calcext:value-type="float">
            <text:p><text:s/>2,958 <text:s/></text:p>
          </table:table-cell>
          <table:table-cell table:style-name="ce42" office:value-type="float" office:value="94033.92" calcext:value-type="float">
            <text:p><text:s/>94,0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623.32" calcext:value-type="float">
            <text:p><text:s/>2,623 <text:s/></text:p>
          </table:table-cell>
          <table:table-cell table:style-name="ce42" office:value-type="float" office:value="103915.2" calcext:value-type="float">
            <text:p><text:s/>103,9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852.6" calcext:value-type="float">
            <text:p><text:s/>853 <text:s/></text:p>
          </table:table-cell>
          <table:table-cell table:style-name="ce46" office:value-type="float" office:value="15168.96" calcext:value-type="float">
            <text:p><text:s/>15,16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2554.64" calcext:value-type="float">
            <text:p><text:s/>12,555 <text:s/></text:p>
          </table:table-cell>
          <table:table-cell table:style-name="ce42" office:value-type="float" office:value="100261.469640701" calcext:value-type="float">
            <text:p><text:s/>100,2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8490.72" calcext:value-type="float">
            <text:p><text:s/>8,491 <text:s/></text:p>
          </table:table-cell>
          <table:table-cell table:style-name="ce42" office:value-type="float" office:value="35282.88" calcext:value-type="float">
            <text:p><text:s/>35,2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008" calcext:value-type="float">
            <text:p><text:s/>1,008 <text:s/></text:p>
          </table:table-cell>
          <table:table-cell table:style-name="ce42" office:value-type="float" office:value="22458.24" calcext:value-type="float">
            <text:p><text:s/>22,4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97.4400000084" calcext:value-type="float">
            <text:p><text:s/>97 <text:s/></text:p>
          </table:table-cell>
          <table:table-cell table:style-name="ce42" office:value-type="float" office:value="1593.6" calcext:value-type="float">
            <text:p><text:s/>1,5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3045.8" calcext:value-type="float">
            <text:p><text:s/>43,046 <text:s/></text:p>
          </table:table-cell>
          <table:table-cell table:style-name="ce42" office:value-type="float" office:value="143972.16" calcext:value-type="float">
            <text:p><text:s/>143,9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213528.36" calcext:value-type="float">
            <text:p><text:s/>3,213,528 <text:s/></text:p>
          </table:table-cell>
          <table:table-cell table:style-name="ce42" office:value-type="float" office:value="214641.6" calcext:value-type="float">
            <text:p><text:s/>214,6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002682.48" calcext:value-type="float">
            <text:p><text:s/>3,002,68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2926.52" calcext:value-type="float">
            <text:p><text:s/>42,92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67919.36" calcext:value-type="float">
            <text:p><text:s/>167,919 <text:s/></text:p>
          </table:table-cell>
          <table:table-cell table:style-name="ce42" office:value-type="float" office:value="214641.6" calcext:value-type="float">
            <text:p><text:s/>214,6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612932.04" calcext:value-type="float">
            <text:p><text:s/>612,932 <text:s/></text:p>
          </table:table-cell>
          <table:table-cell table:style-name="ce42" office:value-type="float" office:value="42724.8" calcext:value-type="float">
            <text:p><text:s/>42,7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959.28" calcext:value-type="float">
            <text:p><text:s/>959 <text:s/></text:p>
          </table:table-cell>
          <table:table-cell table:style-name="ce42" office:value-type="float" office:value="1631.04" calcext:value-type="float">
            <text:p><text:s/>1,6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611972.76" calcext:value-type="float">
            <text:p><text:s/>611,973 <text:s/></text:p>
          </table:table-cell>
          <table:table-cell table:style-name="ce43" office:value-type="float" office:value="41093.76" calcext:value-type="float">
            <text:p><text:s/>41,09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92040.6" calcext:value-type="float">
            <text:p><text:s/>392,041 <text:s/></text:p>
          </table:table-cell>
          <table:table-cell table:style-name="ce42" office:value-type="float" office:value="277229.76" calcext:value-type="float">
            <text:p><text:s/>277,2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1301.08" calcext:value-type="float">
            <text:p><text:s/>81,301 <text:s/></text:p>
          </table:table-cell>
          <table:table-cell table:style-name="ce42" office:value-type="float" office:value="176623.68" calcext:value-type="float">
            <text:p><text:s/>176,6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876.56" calcext:value-type="float">
            <text:p><text:s/>1,877 <text:s/></text:p>
          </table:table-cell>
          <table:table-cell table:style-name="ce42" office:value-type="float" office:value="2454.72" calcext:value-type="float">
            <text:p><text:s/>2,4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5813.64" calcext:value-type="float">
            <text:p><text:s/>5,814 <text:s/></text:p>
          </table:table-cell>
          <table:table-cell table:style-name="ce42" office:value-type="float" office:value="552" calcext:value-type="float">
            <text:p><text:s/>5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660.68" calcext:value-type="float">
            <text:p><text:s/>1,66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937.04" calcext:value-type="float">
            <text:p><text:s/>1,937 <text:s/></text:p>
          </table:table-cell>
          <table:table-cell table:style-name="ce42" office:value-type="float" office:value="3675.84" calcext:value-type="float">
            <text:p><text:s/>3,6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07665.64" calcext:value-type="float">
            <text:p><text:s/>207,666 <text:s/></text:p>
          </table:table-cell>
          <table:table-cell table:style-name="ce42" office:value-type="float" office:value="42460.8" calcext:value-type="float">
            <text:p><text:s/>42,4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91785.96" calcext:value-type="float">
            <text:p><text:s/>91,786 <text:s/></text:p>
          </table:table-cell>
          <table:table-cell table:style-name="ce43" office:value-type="float" office:value="51462.72" calcext:value-type="float">
            <text:p><text:s/>51,46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1864.64" calcext:value-type="float">
            <text:p><text:s/>341,865 <text:s/></text:p>
          </table:table-cell>
          <table:table-cell table:style-name="ce42" office:value-type="float" office:value="871848" calcext:value-type="float">
            <text:p><text:s/>871,848 <text:s/></text:p>
          </table:table-cell>
          <table:table-cell table:style-name="ce42" office:value-type="float" office:value="814579.163573331" calcext:value-type="float">
            <text:p><text:s/>814,5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41.42" calcext:value-type="float">
            <text:p><text:s/>19,541 <text:s/></text:p>
          </table:table-cell>
          <table:table-cell table:style-name="ce42" office:value-type="float" office:value="1111696.869" calcext:value-type="float">
            <text:p><text:s/>1,111,69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1864.64" calcext:value-type="float">
            <text:p><text:s/>341,865 <text:s/></text:p>
          </table:table-cell>
          <table:table-cell table:style-name="ce42" office:value-type="float" office:value="871848" calcext:value-type="float">
            <text:p><text:s/>871,848 <text:s/></text:p>
          </table:table-cell>
          <table:table-cell table:style-name="ce42" office:value-type="float" office:value="814579.163573331" calcext:value-type="float">
            <text:p><text:s/>814,5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41.42" calcext:value-type="float">
            <text:p><text:s/>19,541 <text:s/></text:p>
          </table:table-cell>
          <table:table-cell table:style-name="ce42" office:value-type="float" office:value="1111696.869" calcext:value-type="float">
            <text:p><text:s/>1,111,69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315510.14517315" calcext:value-type="float">
            <text:p><text:s/>2,315,510 <text:s/></text:p>
          </table:table-cell>
          <table:table-cell table:style-name="ce42" office:value-type="float" office:value="29268367.4450938" calcext:value-type="float">
            <text:p><text:s/>29,268,3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313121.44443315" calcext:value-type="float">
            <text:p><text:s/>2,313,121 <text:s/></text:p>
          </table:table-cell>
          <table:table-cell table:style-name="ce42" office:value-type="float" office:value="24304261.7725668" calcext:value-type="float">
            <text:p><text:s/>24,304,2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27.515081" calcext:value-type="float">
            <text:p><text:s/>11,2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388.70074" calcext:value-type="float">
            <text:p><text:s/>2,389 <text:s/></text:p>
          </table:table-cell>
          <table:table-cell table:style-name="ce42" office:value-type="float" office:value="4952878.157446" calcext:value-type="float">
            <text:p><text:s/>4,952,8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684496" calcext:value-type="float">
            <text:p><text:s/>684,49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703364.6674448" calcext:value-type="float">
            <text:p><text:s/>703,365 <text:s/></text:p>
          </table:table-cell>
          <table:table-cell table:style-name="ce41" office:value-type="float" office:value="188824.332225" calcext:value-type="float">
            <text:p><text:s/>188,824 <text:s/></text:p>
          </table:table-cell>
          <table:table-cell table:style-name="ce41" office:value-type="float" office:value="184474.1523" calcext:value-type="float">
            <text:p><text:s/>184,47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350.179925" calcext:value-type="float">
            <text:p><text:s/>4,350 <text:s/></text:p>
          </table:table-cell>
          <table:table-cell table:style-name="ce41" office:value-type="float" office:value="514540.3352198" calcext:value-type="float">
            <text:p><text:s/>514,54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709714.4" calcext:value-type="float">
            <text:p><text:s/>4,709,7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09714.4" calcext:value-type="float">
            <text:p><text:s/>4,709,7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68844.8376" calcext:value-type="float">
            <text:p><text:s/>268,845 <text:s/></text:p>
          </table:table-cell>
          <table:table-cell table:style-name="ce42" office:value-type="float" office:value="96285.1376" calcext:value-type="float">
            <text:p><text:s/>96,285 <text:s/></text:p>
          </table:table-cell>
          <table:table-cell table:style-name="ce42" office:value-type="float" office:value="172559.7" calcext:value-type="float">
            <text:p><text:s/>172,5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5125365.5624" calcext:value-type="float">
            <text:p><text:s/>5,125,366 <text:s/></text:p>
          </table:table-cell>
          <table:table-cell table:style-name="ce43" office:value-type="float" office:value="588210.8624" calcext:value-type="float">
            <text:p><text:s/>588,211 <text:s/></text:p>
          </table:table-cell>
          <table:table-cell table:style-name="ce43" office:value-type="float" office:value="4537154.7" calcext:value-type="float">
            <text:p><text:s/>4,537,155 <text:s/></text:p>
          </table:table-cell>
          <table:table-cell table:style-name="ce43" office:value-type="float" office:value="703364.6674448" calcext:value-type="float">
            <text:p><text:s/>703,365 <text:s/></text:p>
          </table:table-cell>
          <table:table-cell table:style-name="ce43" office:value-type="float" office:value="188824.332225" calcext:value-type="float">
            <text:p><text:s/>188,824 <text:s/></text:p>
          </table:table-cell>
          <table:table-cell table:style-name="ce43" office:value-type="float" office:value="184474.1523" calcext:value-type="float">
            <text:p><text:s/>184,47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350.179925" calcext:value-type="float">
            <text:p><text:s/>4,350 <text:s/></text:p>
          </table:table-cell>
          <table:table-cell table:style-name="ce43" office:value-type="float" office:value="514540.3352198" calcext:value-type="float">
            <text:p><text:s/>514,5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4666312.8" calcext:value-type="float">
            <text:p><text:s/>4,666,3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66312.8" calcext:value-type="float">
            <text:p><text:s/>4,666,3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3" table:style-name="ce43" office:value-type="float" office:value="-0.000000000001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933442.65542562" calcext:value-type="float">
            <text:p><text:s/>2,933,443 <text:s/></text:p>
          </table:table-cell>
          <table:table-cell table:style-name="ce42" office:value-type="float" office:value="67070.147320208" calcext:value-type="float">
            <text:p><text:s/>67,070 <text:s/></text:p>
          </table:table-cell>
          <table:table-cell table:style-name="ce42" office:value-type="float" office:value="2866372.50810541" calcext:value-type="float">
            <text:p><text:s/>2,866,373 <text:s/></text:p>
          </table:table-cell>
          <table:table-cell table:style-name="ce42" office:value-type="float" office:value="469993.406110752" calcext:value-type="float">
            <text:p><text:s/>469,993 <text:s/></text:p>
          </table:table-cell>
          <table:table-cell table:style-name="ce42" office:value-type="float" office:value="58361.4030509667" calcext:value-type="float">
            <text:p><text:s/>58,361 <text:s/></text:p>
          </table:table-cell>
          <table:table-cell table:style-name="ce42" office:value-type="float" office:value="54881.2591109667" calcext:value-type="float">
            <text:p><text:s/>54,8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80.14394" calcext:value-type="float">
            <text:p><text:s/>3,480 <text:s/></text:p>
          </table:table-cell>
          <table:table-cell table:style-name="ce42" office:value-type="float" office:value="411632.003059786" calcext:value-type="float">
            <text:p><text:s/>411,6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811647.5" calcext:value-type="float">
            <text:p><text:s/>2,811,648 <text:s/></text:p>
          </table:table-cell>
          <table:table-cell table:style-name="ce42" office:value-type="float" office:value="17886.4" calcext:value-type="float">
            <text:p><text:s/>17,886 <text:s/></text:p>
          </table:table-cell>
          <table:table-cell table:style-name="ce42" office:value-type="float" office:value="2793761.1" calcext:value-type="float">
            <text:p><text:s/>2,793,7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46926.0624" calcext:value-type="float">
            <text:p><text:s/>46,9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4869.093025623" calcext:value-type="float">
            <text:p><text:s/>74,869 <text:s/></text:p>
          </table:table-cell>
          <table:table-cell table:style-name="ce43" office:value-type="float" office:value="2257.684920208" calcext:value-type="float">
            <text:p><text:s/>2,258 <text:s/></text:p>
          </table:table-cell>
          <table:table-cell table:style-name="ce43" office:value-type="float" office:value="72611.408105415" calcext:value-type="float">
            <text:p><text:s/>72,611 <text:s/></text:p>
          </table:table-cell>
          <table:table-cell table:style-name="ce43" office:value-type="float" office:value="469993.406110752" calcext:value-type="float">
            <text:p><text:s/>469,993 <text:s/></text:p>
          </table:table-cell>
          <table:table-cell table:style-name="ce43" office:value-type="float" office:value="58361.4030509667" calcext:value-type="float">
            <text:p><text:s/>58,361 <text:s/></text:p>
          </table:table-cell>
          <table:table-cell table:style-name="ce43" office:value-type="float" office:value="54881.2591109667" calcext:value-type="float">
            <text:p><text:s/>54,88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480.14394" calcext:value-type="float">
            <text:p><text:s/>3,480 <text:s/></text:p>
          </table:table-cell>
          <table:table-cell table:style-name="ce43" office:value-type="float" office:value="411632.003059786" calcext:value-type="float">
            <text:p><text:s/>411,6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623764.9" calcext:value-type="float">
            <text:p><text:s/>4,623,765 <text:s/></text:p>
          </table:table-cell>
          <table:table-cell table:style-name="ce42" office:value-type="float" office:value="703508" calcext:value-type="float">
            <text:p><text:s/>703,508 <text:s/></text:p>
          </table:table-cell>
          <table:table-cell table:style-name="ce42" office:value-type="float" office:value="3920256.9" calcext:value-type="float">
            <text:p><text:s/>3,920,2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4623764.9" calcext:value-type="float">
            <text:p><text:s/>4,623,765 <text:s/></text:p>
          </table:table-cell>
          <table:table-cell table:style-name="ce43" office:value-type="float" office:value="703508" calcext:value-type="float">
            <text:p><text:s/>703,508 <text:s/></text:p>
          </table:table-cell>
          <table:table-cell table:style-name="ce43" office:value-type="float" office:value="3920256.9" calcext:value-type="float">
            <text:p><text:s/>3,920,25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49883.601405489" calcext:value-type="float">
            <text:p><text:s/>549,884 <text:s/></text:p>
          </table:table-cell>
          <table:table-cell table:style-name="ce42" office:value-type="float" office:value="14073.2912" calcext:value-type="float">
            <text:p><text:s/>14,073 <text:s/></text:p>
          </table:table-cell>
          <table:table-cell table:style-name="ce42" office:value-type="float" office:value="535810.310205489" calcext:value-type="float">
            <text:p><text:s/>535,8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548697.510205489" calcext:value-type="float">
            <text:p><text:s/>548,698 <text:s/></text:p>
          </table:table-cell>
          <table:table-cell table:style-name="ce42" office:value-type="float" office:value="12887.2" calcext:value-type="float">
            <text:p><text:s/>12,887 <text:s/></text:p>
          </table:table-cell>
          <table:table-cell table:style-name="ce42" office:value-type="float" office:value="535810.310205489" calcext:value-type="float">
            <text:p><text:s/>535,8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1186.0912" calcext:value-type="float">
            <text:p><text:s/>1,1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599491.40556889" calcext:value-type="float">
            <text:p><text:s/>1,599,491 <text:s/></text:p>
          </table:table-cell>
          <table:table-cell table:style-name="ce44" office:value-type="float" office:value="1210575.42387979" calcext:value-type="float">
            <text:p><text:s/>1,210,575 <text:s/></text:p>
          </table:table-cell>
          <table:table-cell table:style-name="ce44" office:value-type="float" office:value="388915.981689096" calcext:value-type="float">
            <text:p><text:s/>388,916 <text:s/></text:p>
          </table:table-cell>
          <table:table-cell table:style-name="ce44" office:value-type="float" office:value="233371.261334048" calcext:value-type="float">
            <text:p><text:s/>233,371 <text:s/></text:p>
          </table:table-cell>
          <table:table-cell table:style-name="ce44" office:value-type="float" office:value="130462.929174033" calcext:value-type="float">
            <text:p><text:s/>130,463 <text:s/></text:p>
          </table:table-cell>
          <table:table-cell table:style-name="ce44" office:value-type="float" office:value="129592.893189033" calcext:value-type="float">
            <text:p><text:s/>129,59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870.035985" calcext:value-type="float">
            <text:p><text:s/>870 <text:s/></text:p>
          </table:table-cell>
          <table:table-cell table:style-name="ce44" office:value-type="float" office:value="102908.332160014" calcext:value-type="float">
            <text:p><text:s/>102,90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395996.20556889" calcext:value-type="float">
            <text:p><text:s/>1,395,996 <text:s/></text:p>
          </table:table-cell>
          <table:table-cell table:style-name="ce44" office:value-type="float" office:value="1007080.22387979" calcext:value-type="float">
            <text:p><text:s/>1,007,080 <text:s/></text:p>
          </table:table-cell>
          <table:table-cell table:style-name="ce44" office:value-type="float" office:value="388915.981689096" calcext:value-type="float">
            <text:p><text:s/>388,916 <text:s/></text:p>
          </table:table-cell>
          <table:table-cell table:style-name="ce44" office:value-type="float" office:value="233371.261334048" calcext:value-type="float">
            <text:p><text:s/>233,371 <text:s/></text:p>
          </table:table-cell>
          <table:table-cell table:style-name="ce44" office:value-type="float" office:value="130462.929174033" calcext:value-type="float">
            <text:p><text:s/>130,463 <text:s/></text:p>
          </table:table-cell>
          <table:table-cell table:style-name="ce44" office:value-type="float" office:value="129592.893189033" calcext:value-type="float">
            <text:p><text:s/>129,59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870.035985" calcext:value-type="float">
            <text:p><text:s/>870 <text:s/></text:p>
          </table:table-cell>
          <table:table-cell table:style-name="ce44" office:value-type="float" office:value="102908.332160014" calcext:value-type="float">
            <text:p><text:s/>102,9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24678.250368888" calcext:value-type="float">
            <text:p><text:s/>624,678 <text:s/></text:p>
          </table:table-cell>
          <table:table-cell table:style-name="ce42" office:value-type="float" office:value="299600.168679792" calcext:value-type="float">
            <text:p><text:s/>299,600 <text:s/></text:p>
          </table:table-cell>
          <table:table-cell table:style-name="ce42" office:value-type="float" office:value="325078.081689096" calcext:value-type="float">
            <text:p><text:s/>325,078 <text:s/></text:p>
          </table:table-cell>
          <table:table-cell table:style-name="ce42" office:value-type="float" office:value="233371.261334048" calcext:value-type="float">
            <text:p><text:s/>233,371 <text:s/></text:p>
          </table:table-cell>
          <table:table-cell table:style-name="ce42" office:value-type="float" office:value="130462.929174033" calcext:value-type="float">
            <text:p><text:s/>130,463 <text:s/></text:p>
          </table:table-cell>
          <table:table-cell table:style-name="ce42" office:value-type="float" office:value="129592.893189033" calcext:value-type="float">
            <text:p><text:s/>129,5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0.035985" calcext:value-type="float">
            <text:p><text:s/>870 <text:s/></text:p>
          </table:table-cell>
          <table:table-cell table:style-name="ce42" office:value-type="float" office:value="102908.332160014" calcext:value-type="float">
            <text:p><text:s/>102,9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22756.168679792" calcext:value-type="float">
            <text:p><text:s/>22,7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0782.8" calcext:value-type="float">
            <text:p><text:s/>20,783 <text:s/></text:p>
          </table:table-cell>
          <table:table-cell table:style-name="ce42" office:value-type="float" office:value="18597.6" calcext:value-type="float">
            <text:p><text:s/>18,598 <text:s/></text:p>
          </table:table-cell>
          <table:table-cell table:style-name="ce42" office:value-type="float" office:value="2185.2" calcext:value-type="float">
            <text:p><text:s/>2,1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850.4" calcext:value-type="float">
            <text:p><text:s/>1,8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50.4" calcext:value-type="float">
            <text:p><text:s/>1,850 <text:s/></text:p>
          </table:table-cell>
          <table:table-cell table:number-columns-repeated="3" table:style-name="ce42" office:value-type="float" office:value="129592.893189033" calcext:value-type="float">
            <text:p><text:s/>129,59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2570.481689096" calcext:value-type="float">
            <text:p><text:s/>72,5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570.481689096" calcext:value-type="float">
            <text:p><text:s/>72,570 <text:s/></text:p>
          </table:table-cell>
          <table:table-cell table:style-name="ce42" office:value-type="float" office:value="1.9931159904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9931159904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1670.481689096" calcext:value-type="float">
            <text:p><text:s/>71,6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670.481689096" calcext:value-type="float">
            <text:p><text:s/>71,670 <text:s/></text:p>
          </table:table-cell>
          <table:table-cell table:style-name="ce42" office:value-type="float" office:value="1.9931159904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9931159904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.9931159904" calcext:value-type="float">
            <text:p>( 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.9931159904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71670.481689096" calcext:value-type="float">
            <text:p>( 71,67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1670.481689096" calcext:value-type="float">
            <text:p>( 71,67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900" calcext:value-type="float">
            <text:p><text:s/>900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900" calcext:value-type="float">
            <text:p><text:s/>900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5104" calcext:value-type="float">
            <text:p><text:s/>5,1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196.6" calcext:value-type="float">
            <text:p><text:s/>5,1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96.6" calcext:value-type="float">
            <text:p><text:s/>5,1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0655.7" calcext:value-type="float">
            <text:p><text:s/>10,656 <text:s/></text:p>
          </table:table-cell>
          <table:table-cell table:style-name="ce46" office:value-type="float" office:value="1536" calcext:value-type="float">
            <text:p><text:s/>1,536 <text:s/></text:p>
          </table:table-cell>
          <table:table-cell table:style-name="ce46" office:value-type="float" office:value="9119.7" calcext:value-type="float">
            <text:p><text:s/>9,120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07272.1" calcext:value-type="float">
            <text:p><text:s/>207,272 <text:s/></text:p>
          </table:table-cell>
          <table:table-cell table:style-name="ce42" office:value-type="float" office:value="184908" calcext:value-type="float">
            <text:p><text:s/>184,908 <text:s/></text:p>
          </table:table-cell>
          <table:table-cell table:style-name="ce42" office:value-type="float" office:value="22364.1" calcext:value-type="float">
            <text:p><text:s/>22,3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07272.1" calcext:value-type="float">
            <text:p><text:s/>207,272 <text:s/></text:p>
          </table:table-cell>
          <table:table-cell table:style-name="ce42" office:value-type="float" office:value="184908" calcext:value-type="float">
            <text:p><text:s/>184,908 <text:s/></text:p>
          </table:table-cell>
          <table:table-cell table:style-name="ce42" office:value-type="float" office:value="22364.1" calcext:value-type="float">
            <text:p><text:s/>22,3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82927.2" calcext:value-type="float">
            <text:p>( 82,92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49288.8" calcext:value-type="float">
            <text:p>( 49,289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41210.9" calcext:value-type="float">
            <text:p><text:s/>141,2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210.9" calcext:value-type="float">
            <text:p><text:s/>141,2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41210.9" calcext:value-type="float">
            <text:p><text:s/>141,2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210.9" calcext:value-type="float">
            <text:p><text:s/>141,2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5773.5" calcext:value-type="float">
            <text:p><text:s/>15,774 <text:s/></text:p>
          </table:table-cell>
          <table:table-cell table:style-name="ce42" office:value-type="float" office:value="5161.6" calcext:value-type="float">
            <text:p><text:s/>5,162 <text:s/></text:p>
          </table:table-cell>
          <table:table-cell table:style-name="ce42" office:value-type="float" office:value="10611.9" calcext:value-type="float">
            <text:p><text:s/>10,6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498.4" calcext:value-type="float">
            <text:p><text:s/>1,49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12720.8" calcext:value-type="float">
            <text:p><text:s/>112,721 <text:s/></text:p>
          </table:table-cell>
          <table:table-cell table:style-name="ce42" office:value-type="float" office:value="59858.4" calcext:value-type="float">
            <text:p><text:s/>59,858 <text:s/></text:p>
          </table:table-cell>
          <table:table-cell table:style-name="ce42" office:value-type="float" office:value="52862.4" calcext:value-type="float">
            <text:p><text:s/>52,8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7106.4" calcext:value-type="float">
            <text:p><text:s/>7,1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06.4" calcext:value-type="float">
            <text:p><text:s/>7,1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80" calcext:value-type="float">
            <text:p><text:s/>1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776.375029024" calcext:value-type="float">
            <text:p><text:s/>103,776 <text:s/></text:p>
          </table:table-cell>
          <table:table-cell table:style-name="ce42" office:value-type="float" office:value="870.035985" calcext:value-type="float">
            <text:p><text:s/>8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0.035985" calcext:value-type="float">
            <text:p><text:s/>870 <text:s/></text:p>
          </table:table-cell>
          <table:table-cell table:style-name="ce42" office:value-type="float" office:value="102906.339044024" calcext:value-type="float">
            <text:p><text:s/>102,9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69031.2552" calcext:value-type="float">
            <text:p><text:s/>169,031 <text:s/></text:p>
          </table:table-cell>
          <table:table-cell table:style-name="ce42" office:value-type="float" office:value="129971.2552" calcext:value-type="float">
            <text:p><text:s/>129,971 <text:s/></text:p>
          </table:table-cell>
          <table:table-cell table:style-name="ce42" office:value-type="float" office:value="39060" calcext:value-type="float">
            <text:p><text:s/>39,0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40173.2552" calcext:value-type="float">
            <text:p><text:s/>140,173 <text:s/></text:p>
          </table:table-cell>
          <table:table-cell table:style-name="ce42" office:value-type="float" office:value="112320.0552" calcext:value-type="float">
            <text:p><text:s/>112,320 <text:s/></text:p>
          </table:table-cell>
          <table:table-cell table:style-name="ce42" office:value-type="float" office:value="27853.2" calcext:value-type="float">
            <text:p><text:s/>27,8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6574.8" calcext:value-type="float">
            <text:p><text:s/>26,575 <text:s/></text:p>
          </table:table-cell>
          <table:table-cell table:style-name="ce42" office:value-type="float" office:value="15612.8" calcext:value-type="float">
            <text:p><text:s/>15,613 <text:s/></text:p>
          </table:table-cell>
          <table:table-cell table:style-name="ce42" office:value-type="float" office:value="10962" calcext:value-type="float">
            <text:p><text:s/>10,9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283.2" calcext:value-type="float">
            <text:p><text:s/>2,283 <text:s/></text:p>
          </table:table-cell>
          <table:table-cell table:style-name="ce43" office:value-type="float" office:value="2038.4" calcext:value-type="float">
            <text:p><text:s/>2,038 <text:s/></text:p>
          </table:table-cell>
          <table:table-cell table:style-name="ce43" office:value-type="float" office:value="244.8" calcext:value-type="float">
            <text:p><text:s/>24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02286.7" calcext:value-type="float">
            <text:p><text:s/>602,287 <text:s/></text:p>
          </table:table-cell>
          <table:table-cell table:style-name="ce44" office:value-type="float" office:value="577508.8" calcext:value-type="float">
            <text:p><text:s/>577,509 <text:s/></text:p>
          </table:table-cell>
          <table:table-cell table:style-name="ce44" office:value-type="float" office:value="24777.9" calcext:value-type="float">
            <text:p><text:s/>24,77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03495.2" calcext:value-type="float">
            <text:p><text:s/>203,4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03495.2" calcext:value-type="float">
            <text:p><text:s/>203,4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5449403.013856" calcext:value-type="float">
            <text:p><text:s/>15,449,403 <text:s/></text:p>
          </table:table-cell>
          <table:table-cell table:style-name="ce42" office:value-type="float" office:value="361994.752655918" calcext:value-type="float">
            <text:p><text:s/>361,995 <text:s/></text:p>
          </table:table-cell>
          <table:table-cell table:style-name="ce42" office:value-type="float" office:value="15087408.2612001" calcext:value-type="float">
            <text:p><text:s/>15,087,408 <text:s/></text:p>
          </table:table-cell>
          <table:table-cell table:style-name="ce42" office:value-type="float" office:value="1251111.889272" calcext:value-type="float">
            <text:p><text:s/>1,251,112 <text:s/></text:p>
          </table:table-cell>
          <table:table-cell table:style-name="ce42" office:value-type="float" office:value="266619.923893" calcext:value-type="float">
            <text:p><text:s/>266,620 <text:s/></text:p>
          </table:table-cell>
          <table:table-cell table:style-name="ce42" office:value-type="float" office:value="252533.923893" calcext:value-type="float">
            <text:p><text:s/>252,5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86" calcext:value-type="float">
            <text:p><text:s/>14,086 <text:s/></text:p>
          </table:table-cell>
          <table:table-cell table:style-name="ce42" office:value-type="float" office:value="984491.965379" calcext:value-type="float">
            <text:p><text:s/>984,4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4740217.9" calcext:value-type="float">
            <text:p><text:s/>14,740,218 <text:s/></text:p>
          </table:table-cell>
          <table:table-cell table:style-name="ce42" office:value-type="float" office:value="91369.7526559183" calcext:value-type="float">
            <text:p><text:s/>91,370 <text:s/></text:p>
          </table:table-cell>
          <table:table-cell table:style-name="ce42" office:value-type="float" office:value="14648848.1473441" calcext:value-type="float">
            <text:p><text:s/>14,648,8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241571" calcext:value-type="float">
            <text:p><text:s/>241,5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67614.113856" calcext:value-type="float">
            <text:p><text:s/>467,614 <text:s/></text:p>
          </table:table-cell>
          <table:table-cell table:style-name="ce42" office:value-type="float" office:value="29054" calcext:value-type="float">
            <text:p><text:s/>29,054 <text:s/></text:p>
          </table:table-cell>
          <table:table-cell table:style-name="ce42" office:value-type="float" office:value="438560.113856" calcext:value-type="float">
            <text:p><text:s/>438,560 <text:s/></text:p>
          </table:table-cell>
          <table:table-cell table:style-name="ce42" office:value-type="float" office:value="1251111.889272" calcext:value-type="float">
            <text:p><text:s/>1,251,112 <text:s/></text:p>
          </table:table-cell>
          <table:table-cell table:style-name="ce42" office:value-type="float" office:value="266619.923893" calcext:value-type="float">
            <text:p><text:s/>266,620 <text:s/></text:p>
          </table:table-cell>
          <table:table-cell table:style-name="ce42" office:value-type="float" office:value="252533.923893" calcext:value-type="float">
            <text:p><text:s/>252,5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86" calcext:value-type="float">
            <text:p><text:s/>14,086 <text:s/></text:p>
          </table:table-cell>
          <table:table-cell table:style-name="ce42" office:value-type="float" office:value="984491.965379" calcext:value-type="float">
            <text:p><text:s/>984,4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34388.12549" calcext:value-type="float">
            <text:p><text:s/>434,388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011158.83512" calcext:value-type="float">
            <text:p><text:s/>10,011,1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011158.83512" calcext:value-type="float">
            <text:p><text:s/>10,011,159 <text:s/></text:p>
          </table:table-cell>
          <table:table-cell table:style-name="ce43" office:value-type="float" office:value="434388.12549" calcext:value-type="float">
            <text:p><text:s/>434,38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1421.742793404" calcext:value-type="float">
            <text:p><text:s/>11,42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011158.83512" calcext:value-type="float">
            <text:p><text:s/>10,011,159 <text:s/></text:p>
          </table:table-cell>
          <table:table-cell table:style-name="ce42" office:value-type="float" office:value="769033.64749" calcext:value-type="float">
            <text:p><text:s/>769,0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011158.83512" calcext:value-type="float">
            <text:p><text:s/>10,011,159 <text:s/></text:p>
          </table:table-cell>
          <table:table-cell table:style-name="ce42" office:value-type="float" office:value="769033.64749" calcext:value-type="float">
            <text:p><text:s/>769,0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4645.522" calcext:value-type="float">
            <text:p><text:s/>334,6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74705.139278" calcext:value-type="float">
            <text:p><text:s/>14,574,70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4645.522" calcext:value-type="float">
            <text:p><text:s/>334,6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74705.139278" calcext:value-type="float">
            <text:p><text:s/>14,574,705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44609.141806" calcext:value-type="float">
            <text:p><text:s/>1,344,60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4.825544" calcext:value-type="float">
            <text:p><text:s/>29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02.70051" calcext:value-type="float">
            <text:p><text:s/>3,40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5736.084566" calcext:value-type="float">
            <text:p><text:s/>295,73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2225.63169" calcext:value-type="float">
            <text:p><text:s/>572,22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8978.074" calcext:value-type="float">
            <text:p><text:s/>408,97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854.423044" calcext:value-type="float">
            <text:p><text:s/>29,854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4117.402452" calcext:value-type="float">
            <text:p><text:s/>34,117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22218.331474596" calcext:value-type="float">
            <text:p><text:s/>722,21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2496455.923204" calcext:value-type="float">
            <text:p><text:s/>12,496,45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2496455.923204" calcext:value-type="float">
            <text:p><text:s/>12,496,4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13163.051022" calcext:value-type="float">
            <text:p><text:s/>6,713,1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016.999154" calcext:value-type="float">
            <text:p><text:s/>25,0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152.217084" calcext:value-type="float">
            <text:p><text:s/>262,1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6151.333476" calcext:value-type="float">
            <text:p><text:s/>756,15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474.096122" calcext:value-type="float">
            <text:p><text:s/>26,4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502.993968" calcext:value-type="float">
            <text:p><text:s/>46,5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0915.343254" calcext:value-type="float">
            <text:p><text:s/>310,9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089.666158" calcext:value-type="float">
            <text:p><text:s/>32,0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6887.296262" calcext:value-type="float">
            <text:p><text:s/>1,436,88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0340.417182" calcext:value-type="float">
            <text:p><text:s/>530,3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0823.678006" calcext:value-type="float">
            <text:p>( 10,82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94060.956126" calcext:value-type="float">
            <text:p>( 394,06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4831.419492" calcext:value-type="float">
            <text:p><text:s/>624,8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7491.151072" calcext:value-type="float">
            <text:p><text:s/>257,491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4224.308516" calcext:value-type="float">
            <text:p><text:s/>24,2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8202.52472" calcext:value-type="float">
            <text:p><text:s/>198,2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177.813052" calcext:value-type="float">
            <text:p><text:s/>70,178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00608.319192" calcext:value-type="float">
            <text:p><text:s/>300,6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9644.174794" calcext:value-type="float">
            <text:p><text:s/>369,64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5113.091164" calcext:value-type="float">
            <text:p><text:s/>195,11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531.08363" calcext:value-type="float">
            <text:p><text:s/>174,5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1340.92799" calcext:value-type="float">
            <text:p>( 41,341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54859.187752" calcext:value-type="float">
            <text:p>( 54,85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6602.789124" calcext:value-type="float">
            <text:p><text:s/>1,026,6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2895.569698" calcext:value-type="float">
            <text:p><text:s/>952,8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707.219426" calcext:value-type="float">
            <text:p><text:s/>73,7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2081.405964" calcext:value-type="float">
            <text:p>( 42,08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1922.014078" calcext:value-type="float">
            <text:p><text:s/>341,92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04879.966226" calcext:value-type="float">
            <text:p><text:s/>104,8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1554.51353" calcext:value-type="float">
            <text:p><text:s/>1,021,5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06646.590922" calcext:value-type="float">
            <text:p>( 606,64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946.642588" calcext:value-type="float">
            <text:p><text:s/>127,94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660.460602" calcext:value-type="float">
            <text:p><text:s/>19,6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269.676584" calcext:value-type="float">
            <text:p><text:s/>53,2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1028.752834" calcext:value-type="float">
            <text:p><text:s/>141,0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475.45822" calcext:value-type="float">
            <text:p><text:s/>41,475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382.636258" calcext:value-type="float">
            <text:p><text:s/>35,3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382.636258" calcext:value-type="float">
            <text:p><text:s/>35,3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4345.419626" calcext:value-type="float">
            <text:p><text:s/>184,34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981.424284" calcext:value-type="float">
            <text:p><text:s/>98,98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5363.995342" calcext:value-type="float">
            <text:p><text:s/>85,3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67556.564252" calcext:value-type="float">
            <text:p><text:s/>2,767,5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7249.482454" calcext:value-type="float">
            <text:p><text:s/>377,2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5597.961492" calcext:value-type="float">
            <text:p><text:s/>155,5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732.235396" calcext:value-type="float">
            <text:p><text:s/>46,7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529.61484" calcext:value-type="float">
            <text:p><text:s/>47,5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9028.075824" calcext:value-type="float">
            <text:p><text:s/>89,02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143.24908" calcext:value-type="float">
            <text:p><text:s/>85,1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298.610556" calcext:value-type="float">
            <text:p><text:s/>33,2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9651.998308" calcext:value-type="float">
            <text:p><text:s/>459,6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9482.944752" calcext:value-type="float">
            <text:p><text:s/>329,483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143842.39155" calcext:value-type="float">
            <text:p><text:s/>1,143,842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796008.252046" calcext:value-type="float">
            <text:p><text:s/>2,796,0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8415805.2" calcext:value-type="float">
            <text:p><text:s/>38,415,805 <text:s/></text:p>
          </table:table-cell>
          <table:table-cell table:style-name="ce42" office:value-type="float" office:value="8942251.715" calcext:value-type="float">
            <text:p><text:s/>8,942,2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8415805.2" calcext:value-type="float">
            <text:p><text:s/>38,415,805 <text:s/></text:p>
          </table:table-cell>
          <table:table-cell table:style-name="ce42" office:value-type="float" office:value="8942251.715" calcext:value-type="float">
            <text:p><text:s/>8,942,2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65858.4" calcext:value-type="float">
            <text:p><text:s/>65,85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984497.9899348" calcext:value-type="float">
            <text:p><text:s/>1,984,498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262751.8114852" calcext:value-type="float">
            <text:p><text:s/>83,262,752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6541.27513289" calcext:value-type="float">
            <text:p><text:s/>2,266,541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55933.32" calcext:value-type="float">
            <text:p><text:s/>3,955,933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1968.8" calcext:value-type="float">
            <text:p><text:s/>1,681,969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7138.425718415" calcext:value-type="float">
            <text:p><text:s/>807,138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5858.4" calcext:value-type="float">
            <text:p><text:s/>65,85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6535667.9805687" calcext:value-type="float">
            <text:p><text:s/>76,535,668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03948.203191" calcext:value-type="float">
            <text:p><text:s/>7,503,948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82417.580513404" calcext:value-type="float">
            <text:p><text:s/>582,418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241409.5184291" calcext:value-type="float">
            <text:p><text:s/>80,241,410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27675.912" calcext:value-type="float">
            <text:p><text:s/>3,827,676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56613.33942" calcext:value-type="float">
            <text:p><text:s/>3,156,613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991566" calcext:value-type="float">
            <text:p><text:s/>36,991,566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978969.4526756" calcext:value-type="float">
            <text:p><text:s/>31,978,969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499.7264" calcext:value-type="float">
            <text:p><text:s/>152,500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134085.08793352" calcext:value-type="float">
            <text:p><text:s/>4,134,085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315715.479664" calcext:value-type="float">
            <text:p><text:s/>64,315,715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279197.8874192" calcext:value-type="float">
            <text:p><text:s/>58,279,198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036517.5922448" calcext:value-type="float">
            <text:p><text:s/>6,036,518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74378.51347916" calcext:value-type="float">
            <text:p><text:s/>4,674,379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5.465544" calcext:value-type="float">
            <text:p><text:s/>1,185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0295.899516" calcext:value-type="float">
            <text:p><text:s/>450,296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3908.9154" calcext:value-type="float">
            <text:p><text:s/>393,909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36.923437" calcext:value-type="float">
            <text:p><text:s/>4,837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76192.73731516" calcext:value-type="float">
            <text:p><text:s/>2,776,193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3480.36289" calcext:value-type="float">
            <text:p><text:s/>573,480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8978.074" calcext:value-type="float">
            <text:p><text:s/>408,978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54.423044" calcext:value-type="float">
            <text:p><text:s/>29,854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5645.712333" calcext:value-type="float">
            <text:p><text:s/>35,646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45809.735254596" calcext:value-type="float">
            <text:p><text:s/>745,810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5858.4" calcext:value-type="float">
            <text:p><text:s/>65,85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103419.9093655" calcext:value-type="float">
            <text:p><text:s/>47,103,420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5858.4" calcext:value-type="float">
            <text:p><text:s/>65,85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9315090.2767921" calcext:value-type="float">
            <text:p><text:s/>39,315,090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10182.1420951" calcext:value-type="float">
            <text:p><text:s/>18,610,182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850.582519" calcext:value-type="float">
            <text:p><text:s/>62,851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6548.93566671" calcext:value-type="float">
            <text:p><text:s/>746,549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8532.23040693" calcext:value-type="float">
            <text:p><text:s/>2,178,532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269.099375" calcext:value-type="float">
            <text:p><text:s/>80,269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689.532931" calcext:value-type="float">
            <text:p><text:s/>57,690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2196.57604032" calcext:value-type="float">
            <text:p><text:s/>1,232,197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288.804849" calcext:value-type="float">
            <text:p><text:s/>39,289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69261.15024402" calcext:value-type="float">
            <text:p><text:s/>4,569,261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84353.34653618" calcext:value-type="float">
            <text:p><text:s/>2,884,353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28641.38380515" calcext:value-type="float">
            <text:p>( 1,228,641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30256.17968103" calcext:value-type="float">
            <text:p>( 1,530,256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1594.35265479" calcext:value-type="float">
            <text:p><text:s/>1,041,594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8189.142537053" calcext:value-type="float">
            <text:p><text:s/>618,189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5124.308516" calcext:value-type="float">
            <text:p><text:s/>25,124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5547.611767" calcext:value-type="float">
            <text:p><text:s/>395,548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144.323527" calcext:value-type="float">
            <text:p><text:s/>121,144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07773.836269" calcext:value-type="float">
            <text:p><text:s/>607,774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8248.440463" calcext:value-type="float">
            <text:p><text:s/>2,548,248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5481.678987" calcext:value-type="float">
            <text:p><text:s/>1,735,482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2766.761476" calcext:value-type="float">
            <text:p><text:s/>812,767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40928.04382" calcext:value-type="float">
            <text:p>( 140,928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17153.699778" calcext:value-type="float">
            <text:p>( 117,154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67126.562923" calcext:value-type="float">
            <text:p><text:s/>3,167,127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3252.550025" calcext:value-type="float">
            <text:p><text:s/>2,983,253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3874.012898" calcext:value-type="float">
            <text:p><text:s/>183,874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2128.205964" calcext:value-type="float">
            <text:p>( 42,128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2858.894839" calcext:value-type="float">
            <text:p><text:s/>482,859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24451.745569" calcext:value-type="float">
            <text:p><text:s/>124,452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3006.92511911" calcext:value-type="float">
            <text:p><text:s/>1,273,007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06646.590922" calcext:value-type="float">
            <text:p>( 606,647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5070.190562" calcext:value-type="float">
            <text:p><text:s/>195,070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60.460602" calcext:value-type="float">
            <text:p><text:s/>19,660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3375.283628" calcext:value-type="float">
            <text:p><text:s/>233,375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6496.167863032" calcext:value-type="float">
            <text:p><text:s/>246,496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784.786932" calcext:value-type="float">
            <text:p><text:s/>228,785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72447.475238" calcext:value-type="float">
            <text:p><text:s/>11,072,447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573.9" calcext:value-type="float">
            <text:p><text:s/>351,574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60003.45898" calcext:value-type="float">
            <text:p><text:s/>10,260,003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309.156258" calcext:value-type="float">
            <text:p><text:s/>78,309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2560.96" calcext:value-type="float">
            <text:p><text:s/>382,561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0024.180785" calcext:value-type="float">
            <text:p><text:s/>840,024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593.665443" calcext:value-type="float">
            <text:p><text:s/>101,594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38430.515342" calcext:value-type="float">
            <text:p><text:s/>738,431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975.752" calcext:value-type="float">
            <text:p><text:s/>1,9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17809.886835" calcext:value-type="float">
            <text:p><text:s/>3,817,810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7249.482454" calcext:value-type="float">
            <text:p><text:s/>377,249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9462.783541" calcext:value-type="float">
            <text:p><text:s/>569,463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256.277098" calcext:value-type="float">
            <text:p><text:s/>51,256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897.667326" calcext:value-type="float">
            <text:p><text:s/>53,898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690.315824" calcext:value-type="float">
            <text:p><text:s/>90,690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760.80908" calcext:value-type="float">
            <text:p><text:s/>90,761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298.610556" calcext:value-type="float">
            <text:p><text:s/>33,299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9651.998308" calcext:value-type="float">
            <text:p><text:s/>459,652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975.752" calcext:value-type="float">
            <text:p><text:s/>1,9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9099.240397" calcext:value-type="float">
            <text:p><text:s/>799,099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92442.702251" calcext:value-type="float">
            <text:p><text:s/>1,292,443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3882.648" calcext:value-type="float">
            <text:p><text:s/>63,88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974626.591839" calcext:value-type="float">
            <text:p><text:s/>4,974,627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88329.63257333" calcext:value-type="float">
            <text:p><text:s/>7,788,330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88329.63257333" calcext:value-type="float">
            <text:p><text:s/>7,788,330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223345.88" calcext:value-type="float">
            <text:p>( 4,223,346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473337.531983" calcext:value-type="float">
            <text:p><text:s/>169,473,338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826346.532" calcext:value-type="float">
            <text:p><text:s/>147,826,347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0924" calcext:value-type="float">
            <text:p><text:s/>530,924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16066.999983" calcext:value-type="float">
            <text:p><text:s/>21,116,067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